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text/xml" manifest:full-path="Object 63/settings.xml"/>
  <manifest:file-entry manifest:media-type="text/xml" manifest:full-path="Object 63/content.xml"/>
  <manifest:file-entry manifest:media-type="application/vnd.oasis.opendocument.formula" manifest:version="1.2" manifest:full-path="Object 63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image/png" manifest:full-path="Thumbnails/thumbnail.png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" manifest:full-path="Pictures/2000000900004763000053CAE7EC88CC.svm"/>
  <manifest:file-entry manifest:media-type="text/xml" manifest:full-path="Object 66/settings.xml"/>
  <manifest:file-entry manifest:media-type="text/xml" manifest:full-path="Object 66/content.xml"/>
  <manifest:file-entry manifest:media-type="application/vnd.oasis.opendocument.formula" manifest:version="1.2" manifest:full-path="Object 66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text/xml" manifest:full-path="styles.xml"/>
  <manifest:file-entry manifest:media-type="text/xml" manifest:full-path="Object 68/settings.xml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settings.xml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70/settings.xml"/>
  <manifest:file-entry manifest:media-type="text/xml" manifest:full-path="Object 70/content.xml"/>
  <manifest:file-entry manifest:media-type="application/vnd.oasis.opendocument.formula" manifest:version="1.2" manifest:full-path="Object 70/"/>
  <manifest:file-entry manifest:media-type="text/xml" manifest:full-path="Object 71/settings.xml"/>
  <manifest:file-entry manifest:media-type="text/xml" manifest:full-path="Object 71/content.xml"/>
  <manifest:file-entry manifest:media-type="application/vnd.oasis.opendocument.formula" manifest:version="1.2" manifest:full-path="Object 71/"/>
  <manifest:file-entry manifest:media-type="text/xml" manifest:full-path="Object 72/settings.xml"/>
  <manifest:file-entry manifest:media-type="text/xml" manifest:full-path="Object 72/content.xml"/>
  <manifest:file-entry manifest:media-type="application/vnd.oasis.opendocument.formula" manifest:version="1.2" manifest:full-path="Object 72/"/>
  <manifest:file-entry manifest:media-type="application/binary" manifest:full-path="layout-cache"/>
  <manifest:file-entry manifest:media-type="text/xml" manifest:full-path="Object 73/settings.xml"/>
  <manifest:file-entry manifest:media-type="text/xml" manifest:full-path="Object 73/content.xml"/>
  <manifest:file-entry manifest:media-type="application/vnd.oasis.opendocument.formula" manifest:version="1.2" manifest:full-path="Object 73/"/>
  <manifest:file-entry manifest:media-type="text/xml" manifest:full-path="Object 74/settings.xml"/>
  <manifest:file-entry manifest:media-type="text/xml" manifest:full-path="Object 74/content.xml"/>
  <manifest:file-entry manifest:media-type="application/vnd.oasis.opendocument.formula" manifest:version="1.2" manifest:full-path="Object 74/"/>
  <manifest:file-entry manifest:media-type="text/xml" manifest:full-path="Object 75/settings.xml"/>
  <manifest:file-entry manifest:media-type="text/xml" manifest:full-path="Object 75/content.xml"/>
  <manifest:file-entry manifest:media-type="application/vnd.oasis.opendocument.formula" manifest:version="1.2" manifest:full-path="Object 75/"/>
  <manifest:file-entry manifest:media-type="text/xml" manifest:full-path="Object 76/settings.xml"/>
  <manifest:file-entry manifest:media-type="text/xml" manifest:full-path="Object 76/content.xml"/>
  <manifest:file-entry manifest:media-type="application/vnd.oasis.opendocument.formula" manifest:version="1.2" manifest:full-path="Object 76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text/xml" manifest:full-path="Object 78/settings.xml"/>
  <manifest:file-entry manifest:media-type="text/xml" manifest:full-path="Object 78/content.xml"/>
  <manifest:file-entry manifest:media-type="application/vnd.oasis.opendocument.formula" manifest:version="1.2" manifest:full-path="Object 78/"/>
  <manifest:file-entry manifest:media-type="text/xml" manifest:full-path="Object 79/settings.xml"/>
  <manifest:file-entry manifest:media-type="text/xml" manifest:full-path="Object 79/content.xml"/>
  <manifest:file-entry manifest:media-type="application/vnd.oasis.opendocument.formula" manifest:version="1.2" manifest:full-path="Object 79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100/settings.xml"/>
  <manifest:file-entry manifest:media-type="text/xml" manifest:full-path="Object 100/content.xml"/>
  <manifest:file-entry manifest:media-type="application/vnd.oasis.opendocument.formula" manifest:version="1.2" manifest:full-path="Object 100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101/settings.xml"/>
  <manifest:file-entry manifest:media-type="text/xml" manifest:full-path="Object 101/content.xml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application/vnd.oasis.opendocument.formula" manifest:version="1.2" manifest:full-path="Object 101/"/>
  <manifest:file-entry manifest:media-type="text/xml" manifest:full-path="Object 102/settings.xml"/>
  <manifest:file-entry manifest:media-type="text/xml" manifest:full-path="Object 102/content.xml"/>
  <manifest:file-entry manifest:media-type="application/vnd.oasis.opendocument.formula" manifest:version="1.2" manifest:full-path="Object 102/"/>
  <manifest:file-entry manifest:media-type="text/xml" manifest:full-path="Object 103/settings.xml"/>
  <manifest:file-entry manifest:media-type="text/xml" manifest:full-path="Object 103/content.xml"/>
  <manifest:file-entry manifest:media-type="application/vnd.oasis.opendocument.formula" manifest:version="1.2" manifest:full-path="Object 103/"/>
  <manifest:file-entry manifest:media-type="text/xml" manifest:full-path="Object 104/settings.xml"/>
  <manifest:file-entry manifest:media-type="text/xml" manifest:full-path="Object 104/content.xml"/>
  <manifest:file-entry manifest:media-type="application/vnd.oasis.opendocument.formula" manifest:version="1.2" manifest:full-path="Object 104/"/>
  <manifest:file-entry manifest:media-type="text/xml" manifest:full-path="Object 105/settings.xml"/>
  <manifest:file-entry manifest:media-type="text/xml" manifest:full-path="Object 105/content.xml"/>
  <manifest:file-entry manifest:media-type="application/vnd.oasis.opendocument.formula" manifest:version="1.2" manifest:full-path="Object 105/"/>
  <manifest:file-entry manifest:media-type="text/xml" manifest:full-path="Object 106/settings.xml"/>
  <manifest:file-entry manifest:media-type="text/xml" manifest:full-path="Object 106/content.xml"/>
  <manifest:file-entry manifest:media-type="application/vnd.oasis.opendocument.formula" manifest:version="1.2" manifest:full-path="Object 106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107/settings.xml"/>
  <manifest:file-entry manifest:media-type="text/xml" manifest:full-path="Object 107/content.xml"/>
  <manifest:file-entry manifest:media-type="application/vnd.oasis.opendocument.formula" manifest:version="1.2" manifest:full-path="Object 107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8/settings.xml"/>
  <manifest:file-entry manifest:media-type="text/xml" manifest:full-path="Object 108/content.xml"/>
  <manifest:file-entry manifest:media-type="application/vnd.oasis.opendocument.formula" manifest:version="1.2" manifest:full-path="Object 108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09/settings.xml"/>
  <manifest:file-entry manifest:media-type="text/xml" manifest:full-path="Object 109/content.xml"/>
  <manifest:file-entry manifest:media-type="application/vnd.oasis.opendocument.formula" manifest:version="1.2" manifest:full-path="Object 109/"/>
  <manifest:file-entry manifest:media-type="text/xml" manifest:full-path="Object 80/settings.xml"/>
  <manifest:file-entry manifest:media-type="text/xml" manifest:full-path="Object 80/content.xml"/>
  <manifest:file-entry manifest:media-type="application/vnd.oasis.opendocument.formula" manifest:version="1.2" manifest:full-path="Object 80/"/>
  <manifest:file-entry manifest:media-type="text/xml" manifest:full-path="meta.xml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81/settings.xml"/>
  <manifest:file-entry manifest:media-type="text/xml" manifest:full-path="Object 81/content.xml"/>
  <manifest:file-entry manifest:media-type="application/vnd.oasis.opendocument.formula" manifest:version="1.2" manifest:full-path="Object 81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82/settings.xml"/>
  <manifest:file-entry manifest:media-type="text/xml" manifest:full-path="Object 82/content.xml"/>
  <manifest:file-entry manifest:media-type="application/vnd.oasis.opendocument.formula" manifest:version="1.2" manifest:full-path="Object 8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83/settings.xml"/>
  <manifest:file-entry manifest:media-type="text/xml" manifest:full-path="Object 83/content.xml"/>
  <manifest:file-entry manifest:media-type="application/vnd.oasis.opendocument.formula" manifest:version="1.2" manifest:full-path="Object 8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4/settings.xml"/>
  <manifest:file-entry manifest:media-type="text/xml" manifest:full-path="Object 84/content.xml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application/vnd.oasis.opendocument.formula" manifest:version="1.2" manifest:full-path="Object 84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85/settings.xml"/>
  <manifest:file-entry manifest:media-type="text/xml" manifest:full-path="Object 85/content.xml"/>
  <manifest:file-entry manifest:media-type="application/vnd.oasis.opendocument.formula" manifest:version="1.2" manifest:full-path="Object 85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86/settings.xml"/>
  <manifest:file-entry manifest:media-type="text/xml" manifest:full-path="Object 86/content.xml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application/vnd.oasis.opendocument.formula" manifest:version="1.2" manifest:full-path="Object 86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87/settings.xml"/>
  <manifest:file-entry manifest:media-type="text/xml" manifest:full-path="Object 87/content.xml"/>
  <manifest:file-entry manifest:media-type="application/vnd.oasis.opendocument.formula" manifest:version="1.2" manifest:full-path="Object 87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88/settings.xml"/>
  <manifest:file-entry manifest:media-type="text/xml" manifest:full-path="Object 88/content.xml"/>
  <manifest:file-entry manifest:media-type="application/vnd.oasis.opendocument.formula" manifest:version="1.2" manifest:full-path="Object 88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89/settings.xml"/>
  <manifest:file-entry manifest:media-type="text/xml" manifest:full-path="Object 89/content.xml"/>
  <manifest:file-entry manifest:media-type="application/vnd.oasis.opendocument.formula" manifest:version="1.2" manifest:full-path="Object 89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text/xml" manifest:full-path="content.xml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60"/>
  <manifest:file-entry manifest:media-type="text/xml" manifest:full-path="Object 90/settings.xml"/>
  <manifest:file-entry manifest:media-type="text/xml" manifest:full-path="Object 90/content.xml"/>
  <manifest:file-entry manifest:media-type="application/vnd.oasis.opendocument.formula" manifest:version="1.2" manifest:full-path="Object 90/"/>
  <manifest:file-entry manifest:media-type="text/xml" manifest:full-path="Object 91/settings.xml"/>
  <manifest:file-entry manifest:media-type="text/xml" manifest:full-path="Object 91/content.xml"/>
  <manifest:file-entry manifest:media-type="application/vnd.oasis.opendocument.formula" manifest:version="1.2" manifest:full-path="Object 91/"/>
  <manifest:file-entry manifest:media-type="text/xml" manifest:full-path="Object 92/settings.xml"/>
  <manifest:file-entry manifest:media-type="text/xml" manifest:full-path="Object 92/content.xml"/>
  <manifest:file-entry manifest:media-type="application/vnd.oasis.opendocument.formula" manifest:version="1.2" manifest:full-path="Object 9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93/settings.xml"/>
  <manifest:file-entry manifest:media-type="text/xml" manifest:full-path="Object 93/content.xml"/>
  <manifest:file-entry manifest:media-type="application/vnd.oasis.opendocument.formula" manifest:version="1.2" manifest:full-path="Object 93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94/settings.xml"/>
  <manifest:file-entry manifest:media-type="text/xml" manifest:full-path="Object 94/content.xml"/>
  <manifest:file-entry manifest:media-type="application/vnd.oasis.opendocument.formula" manifest:version="1.2" manifest:full-path="Object 94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95/settings.xml"/>
  <manifest:file-entry manifest:media-type="text/xml" manifest:full-path="Object 95/content.xml"/>
  <manifest:file-entry manifest:media-type="application/vnd.oasis.opendocument.formula" manifest:version="1.2" manifest:full-path="Object 95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96/settings.xml"/>
  <manifest:file-entry manifest:media-type="text/xml" manifest:full-path="Object 96/content.xml"/>
  <manifest:file-entry manifest:media-type="application/vnd.oasis.opendocument.formula" manifest:version="1.2" manifest:full-path="Object 96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97/settings.xml"/>
  <manifest:file-entry manifest:media-type="text/xml" manifest:full-path="Object 97/content.xml"/>
  <manifest:file-entry manifest:media-type="application/vnd.oasis.opendocument.formula" manifest:version="1.2" manifest:full-path="Object 97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98/settings.xml"/>
  <manifest:file-entry manifest:media-type="text/xml" manifest:full-path="Object 98/content.xml"/>
  <manifest:file-entry manifest:media-type="application/vnd.oasis.opendocument.formula" manifest:version="1.2" manifest:full-path="Object 98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99/settings.xml"/>
  <manifest:file-entry manifest:media-type="text/xml" manifest:full-path="Object 99/content.xml"/>
  <manifest:file-entry manifest:media-type="application/vnd.oasis.opendocument.formula" manifest:version="1.2" manifest:full-path="Object 99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version="1.2" manifest:full-path="Object 6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0.769cm"/>
    </style:style>
    <style:style style:name="Tableau2.B" style:family="table-column">
      <style:table-column-properties style:column-width="6.244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1cm" fo:margin-left="0cm" table:align="left"/>
    </style:style>
    <style:style style:name="Tableau3.A" style:family="table-column">
      <style:table-column-properties style:column-width="6.495cm"/>
    </style:style>
    <style:style style:name="Tableau3.C" style:family="table-column">
      <style:table-column-properties style:column-width="4.022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fo:margin-right="-0.012cm" table:align="margins" style:writing-mode="lr-tb"/>
    </style:style>
    <style:style style:name="Tableau18.A" style:family="table-column">
      <style:table-column-properties style:column-width="5.671cm" style:rel-column-width="21845*"/>
    </style:style>
    <style:style style:name="Tableau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style:vertical-align="middle" fo:padding="0.097cm" fo:border="0.05pt solid #000000"/>
    </style:style>
    <style:style style:name="Tableau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8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Times" fo:font-style="italic"/>
    </style:style>
    <style:style style:name="P6" style:family="paragraph" style:parent-style-name="Standard">
      <style:text-properties style:font-name="Times" fo:font-style="italic" style:font-style-asian="italic" style:font-style-complex="italic"/>
    </style:style>
    <style:style style:name="P7" style:family="paragraph" style:parent-style-name="Standard">
      <style:text-properties style:font-name="Times" fo:font-style="normal"/>
    </style:style>
    <style:style style:name="P8" style:family="paragraph" style:parent-style-name="Standard">
      <style:text-properties style:font-name="Times" fo:font-style="normal" style:font-style-asian="normal" style:font-style-complex="normal"/>
    </style:style>
    <style:style style:name="P9" style:family="paragraph" style:parent-style-name="Standard">
      <style:text-properties style:font-name="Time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italic"/>
    </style:style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>
      <style:text-properties fo:font-style="italic" style:text-underline-style="none"/>
    </style:style>
    <style:style style:name="P13" style:family="paragraph" style:parent-style-name="Standard">
      <style:text-properties fo:font-style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text-underline-style="non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0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background-color="#e6e6e6">
        <style:background-image/>
      </style:paragraph-properties>
    </style:style>
    <style:style style:name="P22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 fo:background-color="#e6e6e6">
        <style:background-image/>
      </style:paragraph-properties>
    </style:style>
    <style:style style:name="P24" style:family="paragraph" style:parent-style-name="Standard">
      <style:paragraph-properties fo:background-color="#e6e6e6">
        <style:background-image/>
      </style:paragraph-properties>
      <style:text-properties style:font-name="Times" fo:font-style="italic"/>
    </style:style>
    <style:style style:name="P25" style:family="paragraph" style:parent-style-name="Standard">
      <style:paragraph-properties fo:background-color="#e6e6e6">
        <style:background-image/>
      </style:paragraph-properties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Times" fo:font-style="normal"/>
    </style:style>
    <style:style style:name="P27" style:family="paragraph" style:parent-style-name="Standard">
      <style:paragraph-properties fo:background-color="#e6e6e6">
        <style:background-image/>
      </style:paragraph-properties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Standard">
      <style:paragraph-properties fo:background-color="#e6e6e6">
        <style:background-image/>
      </style:paragraph-properties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tyle="italic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Standard" style:list-style-name="L1"/>
    <style:style style:name="P33" style:family="paragraph" style:parent-style-name="Standard" style:list-style-name="L2"/>
    <style:style style:name="P34" style:family="paragraph" style:parent-style-name="Standard">
      <style:text-properties fo:font-style="normal"/>
    </style:style>
    <style:style style:name="P35" style:family="paragraph" style:parent-style-name="Standard" style:list-style-name="L4">
      <style:text-properties fo:font-style="normal"/>
    </style:style>
    <style:style style:name="P36" style:family="paragraph" style:parent-style-name="Standard">
      <style:text-properties fo:font-style="normal" style:text-underline-style="none"/>
    </style:style>
    <style:style style:name="P37" style:family="paragraph" style:parent-style-name="Standard" style:list-style-name="L6">
      <style:text-properties fo:font-style="normal" style:font-style-asian="normal" style:font-style-complex="normal"/>
    </style:style>
    <style:style style:name="P38" style:family="paragraph" style:parent-style-name="Standard" style:list-style-name="L7">
      <style:text-properties fo:font-style="normal" style:font-style-asian="normal" style:font-style-complex="normal"/>
    </style:style>
    <style:style style:name="P39" style:family="paragraph" style:parent-style-name="Standard" style:list-style-name="L4"/>
    <style:style style:name="P40" style:family="paragraph" style:parent-style-name="Standard">
      <style:paragraph-properties fo:text-align="center" style:justify-single-word="false"/>
      <style:text-properties style:font-name="OpenSymbol2"/>
    </style:style>
    <style:style style:name="P41" style:family="paragraph" style:parent-style-name="Standard" style:list-style-name="L5"/>
    <style:style style:name="P42" style:family="paragraph" style:parent-style-name="Standard" style:list-style-name="L5">
      <style:text-properties style:text-underline-style="none"/>
    </style:style>
    <style:style style:name="P43" style:family="paragraph" style:parent-style-name="Standard" style:list-style-name="L6">
      <style:text-properties style:text-underline-style="none"/>
    </style:style>
    <style:style style:name="P44" style:family="paragraph" style:parent-style-name="Standard">
      <style:text-properties style:font-name="Times" fo:font-style="normal"/>
    </style:style>
    <style:style style:name="P45" style:family="paragraph" style:parent-style-name="Standard">
      <style:text-properties style:font-name="Times" fo:font-style="normal" style:text-underline-style="none"/>
    </style:style>
    <style:style style:name="P46" style:family="paragraph" style:parent-style-name="Standard">
      <style:text-properties style:font-name="Times" fo:font-style="normal" style:text-underline-style="none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Times" fo:font-style="normal" style:text-underline-style="none" style:font-style-asian="normal" style:font-style-complex="normal"/>
    </style:style>
    <style:style style:name="P48" style:family="paragraph" style:parent-style-name="Standard">
      <style:text-properties style:font-name="Time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9" style:family="paragraph" style:parent-style-name="Standard" style:list-style-name="L7"/>
    <style:style style:name="P50" style:family="paragraph" style:parent-style-name="Standard" style:list-style-name="L7">
      <style:text-properties fo:font-style="italic" style:font-style-asian="normal" style:font-style-complex="normal"/>
    </style:style>
    <style:style style:name="P51" style:family="paragraph" style:parent-style-name="Standard" style:list-style-name="L7">
      <style:paragraph-properties fo:text-align="center" style:justify-single-word="false"/>
      <style:text-properties fo:font-style="italic" style:font-style-asian="normal" style:font-style-complex="normal"/>
    </style:style>
    <style:style style:name="P52" style:family="paragraph" style:parent-style-name="Standard" style:list-style-name="L3">
      <style:paragraph-properties fo:background-color="#e6e6e6">
        <style:background-image/>
      </style:paragraph-properties>
    </style:style>
    <style:style style:name="P5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text-position="0% 100%" style:font-name="Times" fo:font-style="normal" style:text-underline-style="none" style:font-style-asian="normal" style:font-style-complex="normal"/>
    </style:style>
    <style:style style:name="P54" style:family="paragraph" style:parent-style-name="Heading_20_1">
      <style:text-properties style:text-underline-style="solid" style:text-underline-width="auto" style:text-underline-color="font-color"/>
    </style:style>
    <style:style style:name="P55" style:family="paragraph" style:parent-style-name="Heading_20_2">
      <style:text-properties style:text-underline-style="solid" style:text-underline-width="auto" style:text-underline-color="font-color"/>
    </style:style>
    <style:style style:name="P56" style:family="paragraph" style:parent-style-name="Heading_20_2">
      <style:text-properties fo:font-style="normal" style:text-underline-style="solid" style:text-underline-width="auto" style:text-underline-color="font-color"/>
    </style:style>
    <style:style style:name="P57" style:family="paragraph" style:parent-style-name="Heading_20_2">
      <style:text-properties style:font-name="Times" fo:font-style="normal" style:text-underline-style="solid" style:text-underline-width="auto" style:text-underline-color="font-color"/>
    </style:style>
    <style:style style:name="P58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/>
    </style:style>
    <style:style style:name="T5" style:family="text">
      <style:text-properties fo:font-style="normal"/>
    </style:style>
    <style:style style:name="T6" style:family="text">
      <style:text-properties fo:font-style="normal"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OpenSymbol2" fo:font-style="normal"/>
    </style:style>
    <style:style style:name="T11" style:family="text">
      <style:text-properties style:font-name="OpenSymbol2" fo:font-style="normal" style:font-style-asian="normal" style:font-style-complex="normal"/>
    </style:style>
    <style:style style:name="T12" style:family="text">
      <style:text-properties style:font-name="OpenSymbol2" fo:font-style="normal" style:text-underline-style="none" style:font-style-asian="normal" style:font-style-complex="normal"/>
    </style:style>
    <style:style style:name="T13" style:family="text">
      <style:text-properties style:font-name="OpenSymbol2" style:text-underline-style="none"/>
    </style:style>
    <style:style style:name="T14" style:family="text">
      <style:text-properties style:font-name="Times"/>
    </style:style>
    <style:style style:name="T15" style:family="text">
      <style:text-properties style:font-name="Times" fo:font-style="normal"/>
    </style:style>
    <style:style style:name="T16" style:family="text">
      <style:text-properties style:font-name="Times" fo:font-style="normal" style:font-style-asian="normal" style:font-style-complex="normal"/>
    </style:style>
    <style:style style:name="T17" style:family="text">
      <style:text-properties style:font-name="Times" fo:font-style="normal" style:text-underline-style="none"/>
    </style:style>
    <style:style style:name="T18" style:family="text">
      <style:text-properties style:font-name="Times" fo:font-style="normal" style:text-underline-style="none" style:font-style-asian="normal" style:font-style-complex="normal"/>
    </style:style>
    <style:style style:name="T19" style:family="text">
      <style:text-properties style:font-name="Times" fo:font-style="italic"/>
    </style:style>
    <style:style style:name="T20" style:family="text">
      <style:text-properties style:font-name="Times" fo:font-style="italic" style:font-style-asian="normal" style:font-style-complex="normal"/>
    </style:style>
    <style:style style:name="T21" style:family="text">
      <style:text-properties style:font-name="Times" fo:font-style="italic" style:text-underline-style="none"/>
    </style:style>
    <style:style style:name="T22" style:family="text">
      <style:text-properties style:font-name="Times" fo:font-style="italic" style:text-underline-style="none" style:font-style-asian="normal" style:font-style-complex="normal"/>
    </style:style>
    <style:style style:name="T23" style:family="text">
      <style:text-properties style:font-name="Times" style:text-underline-style="none"/>
    </style:style>
    <style:style style:name="T24" style:family="text">
      <style:text-properties style:font-style-asian="normal" style:font-style-complex="normal"/>
    </style:style>
    <style:style style:name="T25" style:family="text">
      <style:text-properties style:font-style-asian="italic" style:font-style-complex="italic"/>
    </style:style>
    <style:style style:name="T26" style:family="text">
      <style:text-properties style:font-name="Atalante" fo:font-style="normal"/>
    </style:style>
    <style:style style:name="T27" style:family="text">
      <style:text-properties style:font-name="Atalante" fo:font-style="normal" fo:font-weight="normal" style:font-weight-asian="normal" style:font-weight-complex="normal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font-style="normal"/>
    </style:style>
    <style:style style:name="T30" style:family="text">
      <style:text-properties style:text-position="sub 58%" style:font-name="Times New Roman"/>
    </style:style>
    <style:style style:name="T31" style:family="text">
      <style:text-properties style:text-position="sub 58%" style:font-name="Times New Roman" fo:font-weight="normal" style:font-weight-asian="normal" style:font-weight-complex="normal"/>
    </style:style>
    <style:style style:name="T32" style:family="text">
      <style:text-properties style:font-name="OpenSymbol1"/>
    </style:style>
    <style:style style:name="T33" style:family="text">
      <style:text-properties style:font-name="OpenSymbol1" style:text-underline-style="none"/>
    </style:style>
    <style:style style:name="T34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0">Chapitre 5</text:p>
            <text:p text:style-name="P19">Primitives</text:p>
          </table:table-cell>
        </table:table-row>
      </table:table>
      <text:p text:style-name="P2"/>
      <text:h text:style-name="P54" text:outline-level="1">Primitive d'une fonction</text:h>
      <text:h text:style-name="P55" text:outline-level="2">Notion</text:h>
      <text:p text:style-name="P22">Définition :</text:p>
      <text:p text:style-name="P21"><text:span text:style-name="T9">Une primitive</text:span> d'une fonction <text:span text:style-name="T1">f</text:span><text:span text:style-name="T5">, définie sur un intervalle </text:span><text:span text:style-name="T1">I</text:span><text:span text:style-name="T5">, est une fonction </text:span><text:span text:style-name="T2">F</text:span><text:span text:style-name="T5">, dérivable sur l'intervalle </text:span><text:span text:style-name="T1">I</text:span><text:span text:style-name="T5">, telle que la dérivée de </text:span><text:span text:style-name="T2">F </text:span><text:span text:style-name="T5">est </text:span><text:span text:style-name="T1">f </text:span><text:span text:style-name="T5">:</text:span></text:p>
      <text:p text:style-name="P23"><text:span text:style-name="T5"><draw:frame draw:style-name="fr2" draw:name="Objet1" text:anchor-type="as-char" svg:width="2.547cm" svg:height="0.48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 sur </text:span><text:span text:style-name="T1">I</text:span></text:p>
      <text:p text:style-name="P13"/>
      <text:p text:style-name="P14">Remarque :</text:p>
      <text:p text:style-name="P13">Une fonction étant notée par une lettre minuscule, l'usage est de noter une primitive par la lettre majuscule correspondante.</text:p>
      <text:p text:style-name="P13"/>
      <text:p text:style-name="P14">Exemples :</text:p>
      <text:list xml:id="list38337957" text:style-name="L1">
        <text:list-item>
          <text:p text:style-name="P32"><text:span text:style-name="T5">La fonction </text:span><text:span text:style-name="T2">F</text:span><text:span text:style-name="T5"> : </text:span><text:span text:style-name="T1">x </text:span><text:span text:style-name="T5"><draw:g text:anchor-type="as-char" svg:y="-0.21cm" draw:z-index="1" draw:style-name="gr1"><draw:line draw:style-name="gr2" draw:text-style-name="P58" svg:x1="0cm" svg:y1="0.001cm" svg:x2="0cm" svg:y2="0.167cm"><text:p/></draw:line><draw:line draw:style-name="gr2" draw:text-style-name="P58" svg:x1="0cm" svg:y1="0.084cm" svg:x2="0.529cm" svg:y2="0.084cm"><text:p/></draw:line><draw:line draw:style-name="gr2" draw:text-style-name="P58" svg:x1="0.529cm" svg:y1="0.084cm" svg:x2="0.439cm" svg:y2="0.001cm"><text:p/></draw:line><draw:line draw:style-name="gr2" draw:text-style-name="P58" svg:x1="0.529cm" svg:y1="0.084cm" svg:x2="0.439cm" svg:y2="0.167cm"><text:p/></draw:line></draw:g></text:span><text:span text:style-name="T5"> </text:span><text:span text:style-name="T5"><draw:frame draw:style-name="fr2" draw:name="Objet2" text:anchor-type="as-char" svg:width="1.288cm" svg:height="0.469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5"> est une primitive sur </text:span><text:span text:style-name="T10">ℝ</text:span> de <text:span text:style-name="T2">f</text:span> : <text:span text:style-name="T1">x</text:span><text:span text:style-name="T5"> </text:span><text:span text:style-name="T5"><draw:g text:anchor-type="as-char" svg:y="-0.21cm" draw:z-index="3" draw:style-name="gr1"><draw:line draw:style-name="gr2" draw:text-style-name="P58" svg:x1="0cm" svg:y1="0.001cm" svg:x2="0cm" svg:y2="0.167cm"><text:p/></draw:line><draw:line draw:style-name="gr2" draw:text-style-name="P58" svg:x1="0cm" svg:y1="0.084cm" svg:x2="0.529cm" svg:y2="0.084cm"><text:p/></draw:line><draw:line draw:style-name="gr2" draw:text-style-name="P58" svg:x1="0.529cm" svg:y1="0.084cm" svg:x2="0.439cm" svg:y2="0.001cm"><text:p/></draw:line><draw:line draw:style-name="gr2" draw:text-style-name="P58" svg:x1="0.529cm" svg:y1="0.084cm" svg:x2="0.439cm" svg:y2="0.167cm"><text:p/></draw:line></draw:g></text:span> 3.</text:p>
        </text:list-item>
        <text:list-item>
          <text:p text:style-name="P32">La fonction <text:span text:style-name="T2">G</text:span><text:span text:style-name="T5"> : </text:span><text:span text:style-name="T1">x </text:span><text:span text:style-name="T5"><draw:g text:anchor-type="as-char" svg:y="-0.21cm" draw:z-index="4" draw:style-name="gr1"><draw:line draw:style-name="gr2" draw:text-style-name="P58" svg:x1="0cm" svg:y1="0.001cm" svg:x2="0cm" svg:y2="0.167cm"><text:p/></draw:line><draw:line draw:style-name="gr2" draw:text-style-name="P58" svg:x1="0cm" svg:y1="0.084cm" svg:x2="0.529cm" svg:y2="0.084cm"><text:p/></draw:line><draw:line draw:style-name="gr2" draw:text-style-name="P58" svg:x1="0.529cm" svg:y1="0.084cm" svg:x2="0.439cm" svg:y2="0.001cm"><text:p/></draw:line><draw:line draw:style-name="gr2" draw:text-style-name="P58" svg:x1="0.529cm" svg:y1="0.084cm" svg:x2="0.439cm" svg:y2="0.167cm"><text:p/></draw:line></draw:g></text:span><text:span text:style-name="T5"> </text:span><text:span text:style-name="T5"><draw:frame draw:style-name="fr2" draw:name="Objet3" text:anchor-type="as-char" svg:width="1.432cm" svg:height="0.529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5"> est une primitive sur </text:span><text:span text:style-name="T10">ℝ</text:span> de <text:span text:style-name="T2">g</text:span> : <text:span text:style-name="T1">x</text:span><text:span text:style-name="T5"> </text:span><text:span text:style-name="T5"><draw:g text:anchor-type="as-char" svg:y="-0.21cm" draw:z-index="5" draw:style-name="gr1"><draw:line draw:style-name="gr2" draw:text-style-name="P58" svg:x1="0cm" svg:y1="0.001cm" svg:x2="0cm" svg:y2="0.167cm"><text:p/></draw:line><draw:line draw:style-name="gr2" draw:text-style-name="P58" svg:x1="0cm" svg:y1="0.084cm" svg:x2="0.529cm" svg:y2="0.084cm"><text:p/></draw:line><draw:line draw:style-name="gr2" draw:text-style-name="P58" svg:x1="0.529cm" svg:y1="0.084cm" svg:x2="0.439cm" svg:y2="0.001cm"><text:p/></draw:line><draw:line draw:style-name="gr2" draw:text-style-name="P58" svg:x1="0.529cm" svg:y1="0.084cm" svg:x2="0.439cm" svg:y2="0.167cm"><text:p/></draw:line></draw:g></text:span><text:span text:style-name="T5"> </text:span><text:span text:style-name="T5"><draw:frame draw:style-name="fr2" draw:name="Objet4" text:anchor-type="as-char" svg:width="1.282cm" svg:height="0.469cm" draw:z-index="7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32"><text:span text:style-name="T5">La fonction </text:span><text:span text:style-name="T2">K</text:span><text:span text:style-name="T5"> : </text:span><text:span text:style-name="T1">x </text:span><text:span text:style-name="T5"><draw:g text:anchor-type="as-char" svg:y="-0.21cm" draw:z-index="8" draw:style-name="gr1"><draw:line draw:style-name="gr2" draw:text-style-name="P58" svg:x1="0cm" svg:y1="0.001cm" svg:x2="0cm" svg:y2="0.167cm"><text:p/></draw:line><draw:line draw:style-name="gr2" draw:text-style-name="P58" svg:x1="0cm" svg:y1="0.084cm" svg:x2="0.529cm" svg:y2="0.084cm"><text:p/></draw:line><draw:line draw:style-name="gr2" draw:text-style-name="P58" svg:x1="0.529cm" svg:y1="0.084cm" svg:x2="0.439cm" svg:y2="0.001cm"><text:p/></draw:line><draw:line draw:style-name="gr2" draw:text-style-name="P58" svg:x1="0.529cm" svg:y1="0.084cm" svg:x2="0.439cm" svg:y2="0.167cm"><text:p/></draw:line></draw:g></text:span><text:span text:style-name="T5"> </text:span><text:span text:style-name="T5"><draw:frame draw:style-name="fr2" draw:name="Objet5" text:anchor-type="as-char" svg:width="1.998cm" svg:height="0.529cm" draw:z-index="9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5"> est aussi une primitive sur </text:span><text:span text:style-name="T10">ℝ</text:span><text:span text:style-name="T5"> de </text:span><text:span text:style-name="T2">g</text:span><text:span text:style-name="T5"> : </text:span><text:span text:style-name="T1">x</text:span><text:span text:style-name="T5"> </text:span><text:span text:style-name="T5"><draw:g text:anchor-type="as-char" svg:y="-0.21cm" draw:z-index="10" draw:style-name="gr1"><draw:line draw:style-name="gr2" draw:text-style-name="P58" svg:x1="0cm" svg:y1="0.001cm" svg:x2="0cm" svg:y2="0.167cm"><text:p/></draw:line><draw:line draw:style-name="gr2" draw:text-style-name="P58" svg:x1="0cm" svg:y1="0.084cm" svg:x2="0.529cm" svg:y2="0.084cm"><text:p/></draw:line><draw:line draw:style-name="gr2" draw:text-style-name="P58" svg:x1="0.529cm" svg:y1="0.084cm" svg:x2="0.439cm" svg:y2="0.001cm"><text:p/></draw:line><draw:line draw:style-name="gr2" draw:text-style-name="P58" svg:x1="0.529cm" svg:y1="0.084cm" svg:x2="0.439cm" svg:y2="0.167cm"><text:p/></draw:line></draw:g></text:span><text:span text:style-name="T5"> </text:span><text:span text:style-name="T5"><draw:frame draw:style-name="fr2" draw:name="Objet6" text:anchor-type="as-char" svg:width="1.282cm" svg:height="0.469cm" draw:z-index="11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</text:list-item>
      </text:list>
      <text:p text:style-name="P13"/>
      <text:p text:style-name="P13"/>
      <text:p text:style-name="P28">Théorème (admis) :</text:p>
      <text:p text:style-name="P21"><text:span text:style-name="T5">Toute fonction </text:span><text:span text:style-name="T6">continue</text:span><text:span text:style-name="T5"> sur un intervalle </text:span><text:span text:style-name="T1">I</text:span><text:span text:style-name="T5"> admet une primitive sur </text:span><text:span text:style-name="T1">I</text:span><text:span text:style-name="T5">.</text:span></text:p>
      <text:p text:style-name="Standard"/>
      <text:h text:style-name="P55" text:outline-level="2">Ensemble des primitives d'une fonction</text:h>
      <text:p text:style-name="P22">Théorème :</text:p>
      <text:p text:style-name="P21">Si <text:span text:style-name="T2">F</text:span> est <text:span text:style-name="T9">une</text:span> primitive d'une fonction <text:span text:style-name="T1">f</text:span><text:span text:style-name="T5"> sur un intervalle </text:span><text:span text:style-name="T1">I</text:span><text:span text:style-name="T5">, alors toutes les primitives de </text:span><text:span text:style-name="T1">f</text:span><text:span text:style-name="T5"> sur </text:span><text:span text:style-name="T1">I</text:span><text:span text:style-name="T5"> sont les fonctions </text:span><text:span text:style-name="T2">G</text:span><text:span text:style-name="T5"> définies sur </text:span><text:span text:style-name="T1">I</text:span><text:span text:style-name="T5"> par :</text:span></text:p>
      <text:p text:style-name="P23"><text:span text:style-name="T5"><draw:frame draw:style-name="fr2" draw:name="Objet7" text:anchor-type="as-char" svg:width="2.969cm" svg:height="0.485cm" draw:z-index="12"><draw:object xlink:href="./Object 7" xlink:type="simple" xlink:show="embed" xlink:actuate="onLoad"/><draw:image xlink:href="./ObjectReplacements/Object 7" xlink:type="simple" xlink:show="embed" xlink:actuate="onLoad"/></draw:frame></text:span><text:span text:style-name="T5"> avec </text:span><text:span text:style-name="T5"><draw:frame draw:style-name="fr2" draw:name="Objet8" text:anchor-type="as-char" svg:width="1.155cm" svg:height="0.469cm" draw:z-index="13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3"/>
      <text:p text:style-name="P11">Démonstration :</text:p>
      <text:list xml:id="list38313472" text:style-name="L2">
        <text:list-item>
          <text:p text:style-name="P33"><text:span text:style-name="T5">Si </text:span><text:span text:style-name="T5"><draw:frame draw:style-name="fr2" draw:name="Objet9" text:anchor-type="as-char" svg:width="2.969cm" svg:height="0.485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5">, alors </text:span><text:span text:style-name="T5"><draw:frame draw:style-name="fr2" draw:name="Objet10" text:anchor-type="as-char" svg:width="5.995cm" svg:height="0.485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5">.</text:span></text:p>
          <text:p text:style-name="P33"><text:span text:style-name="T5">Donc </text:span><text:span text:style-name="T3">G</text:span><text:span text:style-name="T5"> est une primitive de </text:span><text:span text:style-name="T1">f</text:span><text:span text:style-name="T5">.</text:span></text:p>
        </text:list-item>
        <text:list-item>
          <text:p text:style-name="P33"><text:span text:style-name="T5">Si </text:span><text:span text:style-name="T1">G</text:span><text:span text:style-name="T5"> est une primitive de </text:span><text:span text:style-name="T1">f</text:span><text:span text:style-name="T5"> autre que </text:span><text:span text:style-name="T1">F</text:span><text:span text:style-name="T5">, alors </text:span><text:span text:style-name="T5"><draw:frame draw:style-name="fr2" draw:name="Objet11" text:anchor-type="as-char" svg:width="4.639cm" svg:height="0.485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5">.</text:span></text:p>
          <text:p text:style-name="P33"><text:span text:style-name="T5">Sa dérivée est </text:span><text:span text:style-name="T5"><draw:frame draw:style-name="fr2" draw:name="Objet12" text:anchor-type="as-char" svg:width="8.216cm" svg:height="0.485cm" draw:z-index="17"><draw:object xlink:href="./Object 14" xlink:type="simple" xlink:show="embed" xlink:actuate="onLoad"/><draw:image xlink:href="./ObjectReplacements/Object 14" xlink:type="simple" xlink:show="embed" xlink:actuate="onLoad"/></draw:frame></text:span><text:span text:style-name="T5">.</text:span></text:p>
          <text:p text:style-name="P33"><text:span text:style-name="T5">Donc la fonction </text:span><text:span text:style-name="T5"><draw:frame draw:style-name="fr2" draw:name="Objet13" text:anchor-type="as-char" svg:width="1.217cm" svg:height="0.469cm" draw:z-index="18"><draw:object xlink:href="./Object 15" xlink:type="simple" xlink:show="embed" xlink:actuate="onLoad"/><draw:image xlink:href="./ObjectReplacements/Object 15" xlink:type="simple" xlink:show="embed" xlink:actuate="onLoad"/></draw:frame></text:span><text:span text:style-name="T5">, dont la dérivée est constamment nulle, est une constante </text:span><text:span text:style-name="T1">k</text:span><text:span text:style-name="T5">.</text:span></text:p>
          <text:p text:style-name="P33"><text:span text:style-name="T5">Ainsi </text:span><text:span text:style-name="T5"><draw:frame draw:style-name="fr2" draw:name="Objet14" text:anchor-type="as-char" svg:width="2.969cm" svg:height="0.485cm" draw:z-index="19"><draw:object xlink:href="./Object 16" xlink:type="simple" xlink:show="embed" xlink:actuate="onLoad"/><draw:image xlink:href="./ObjectReplacements/Object 16" xlink:type="simple" xlink:show="embed" xlink:actuate="onLoad"/></draw:frame></text:span><text:span text:style-name="T5"> pour tout </text:span><text:span text:style-name="T1">x</text:span><text:span text:style-name="T5"> de l'intervalle </text:span><text:span text:style-name="T1">I</text:span><text:span text:style-name="T5">.</text:span></text:p>
        </text:list-item>
      </text:list>
      <text:p text:style-name="P3"><text:tab/></text:p>
      <text:p text:style-name="P4">Remarque :</text:p>
      <text:p text:style-name="P3">Sur un intervalle, deux primitives d'une même fonction diffèrent d'une constante.</text:p>
      <text:p text:style-name="P3"/>
      <text:h text:style-name="P55" text:outline-level="2"><text:soft-page-break/>Primitive prenant une valeur donnée en <draw:frame draw:style-name="fr2" draw:name="Objet15" text:anchor-type="as-char" svg:width="0.637cm" svg:height="0.621cm" draw:z-index="50"><draw:object xlink:href="./Object 12" xlink:type="simple" xlink:show="embed" xlink:actuate="onLoad"/><draw:image xlink:href="./ObjectReplacements/Object 12" xlink:type="simple" xlink:show="embed" xlink:actuate="onLoad"/></draw:frame> de <text:span text:style-name="T1">I</text:span></text:h>
      <text:p text:style-name="P25">Théorème :</text:p>
      <text:p text:style-name="P24">f<text:span text:style-name="T5"> est une fonction continue sur un intervalle </text:span>I<text:span text:style-name="T5">.</text:span></text:p>
      <text:p text:style-name="P24"><text:span text:style-name="T5"><draw:frame draw:style-name="fr2" draw:name="Objet16" text:anchor-type="as-char" svg:width="0.577cm" svg:height="0.533cm" draw:z-index="20"><draw:object xlink:href="./Object 17" xlink:type="simple" xlink:show="embed" xlink:actuate="onLoad"/><draw:image xlink:href="./ObjectReplacements/Object 17" xlink:type="simple" xlink:show="embed" xlink:actuate="onLoad"/></draw:frame></text:span><text:span text:style-name="T5"> est un réel donné de </text:span>I<text:span text:style-name="T5"> et </text:span><text:span text:style-name="T5"><draw:frame draw:style-name="fr2" draw:name="Objet17" text:anchor-type="as-char" svg:width="0.594cm" svg:height="0.533cm" draw:z-index="21"><draw:object xlink:href="./Object 18" xlink:type="simple" xlink:show="embed" xlink:actuate="onLoad"/><draw:image xlink:href="./ObjectReplacements/Object 18" xlink:type="simple" xlink:show="embed" xlink:actuate="onLoad"/></draw:frame></text:span><text:span text:style-name="T5">est un réel donné.</text:span></text:p>
      <text:p text:style-name="P24"><text:span text:style-name="T5">Alors, il existe une primitive </text:span>G<text:span text:style-name="T5"> de </text:span>f<text:span text:style-name="T5"> sur </text:span>I<text:span text:style-name="T5">, et une seule, telle que :</text:span></text:p>
      <text:p text:style-name="P26"><draw:frame draw:style-name="fr2" draw:name="Objet18" text:anchor-type="as-char" svg:width="1.986cm" svg:height="0.533cm" draw:z-index="22"><draw:object xlink:href="./Object 19" xlink:type="simple" xlink:show="embed" xlink:actuate="onLoad"/><draw:image xlink:href="./ObjectReplacements/Object 19" xlink:type="simple" xlink:show="embed" xlink:actuate="onLoad"/></draw:frame></text:p>
      <text:p text:style-name="P7"/>
      <text:p text:style-name="P6">Démonstration :</text:p>
      <text:p text:style-name="P5"><text:span text:style-name="T5">Soit </text:span>F<text:span text:style-name="T5"> une primitive de </text:span>f<text:span text:style-name="T5"> sur </text:span><text:span text:style-name="T25">I </text:span><text:span text:style-name="T5">: toute autre primitive </text:span>G <text:span text:style-name="T8">est définie par </text:span><text:span text:style-name="T8"><draw:frame draw:style-name="fr2" draw:name="Objet19" text:anchor-type="as-char" svg:width="2.969cm" svg:height="0.485cm" draw:z-index="23"><draw:object xlink:href="./Object 20" xlink:type="simple" xlink:show="embed" xlink:actuate="onLoad"/><draw:image xlink:href="./ObjectReplacements/Object 20" xlink:type="simple" xlink:show="embed" xlink:actuate="onLoad"/></draw:frame></text:span><text:span text:style-name="T8">, avec </text:span><text:span text:style-name="T24">k</text:span><text:span text:style-name="T8"> réel.</text:span></text:p>
      <text:p text:style-name="P5"><text:span text:style-name="T8">Pour obtenir l'égalité </text:span><text:span text:style-name="T8"><draw:frame draw:style-name="fr2" draw:name="Objet20" text:anchor-type="as-char" svg:width="1.986cm" svg:height="0.533cm" draw:z-index="24"><draw:object xlink:href="./Object 21" xlink:type="simple" xlink:show="embed" xlink:actuate="onLoad"/><draw:image xlink:href="./ObjectReplacements/Object 21" xlink:type="simple" xlink:show="embed" xlink:actuate="onLoad"/></draw:frame></text:span><text:span text:style-name="T8">, c’est-à-dire </text:span><text:span text:style-name="T8"><draw:frame draw:style-name="fr2" draw:name="Objet21" text:anchor-type="as-char" svg:width="2.591cm" svg:height="0.533cm" draw:z-index="25"><draw:object xlink:href="./Object 22" xlink:type="simple" xlink:show="embed" xlink:actuate="onLoad"/><draw:image xlink:href="./ObjectReplacements/Object 22" xlink:type="simple" xlink:show="embed" xlink:actuate="onLoad"/></draw:frame></text:span><text:span text:style-name="T8">, il est nécessaire et suffisant de choisir </text:span><text:span text:style-name="T8"><draw:frame draw:style-name="fr2" draw:name="Objet22" text:anchor-type="as-char" svg:width="2.605cm" svg:height="0.533cm" draw:z-index="26"><draw:object xlink:href="./Object 23" xlink:type="simple" xlink:show="embed" xlink:actuate="onLoad"/><draw:image xlink:href="./ObjectReplacements/Object 23" xlink:type="simple" xlink:show="embed" xlink:actuate="onLoad"/></draw:frame></text:span><text:span text:style-name="T8">, et ce choix est unique.</text:span></text:p>
      <text:p text:style-name="P8"/>
      <text:p text:style-name="P9">Remarque :</text:p>
      <text:p text:style-name="P5"><text:span text:style-name="T8">On dit que </text:span><text:span text:style-name="T25">G</text:span><text:span text:style-name="T8"> est </text:span><text:span text:style-name="T7">la primitive</text:span><text:span text:style-name="T8"> de </text:span><text:span text:style-name="T24">f</text:span><text:span text:style-name="T8"> sur </text:span><text:span text:style-name="T24">I</text:span><text:span text:style-name="T8"> qui prend la valeur </text:span><text:span text:style-name="T8"><draw:frame draw:style-name="fr2" draw:name="Objet23" text:anchor-type="as-char" svg:width="0.594cm" svg:height="0.533cm" draw:z-index="27"><draw:object xlink:href="./Object 24" xlink:type="simple" xlink:show="embed" xlink:actuate="onLoad"/><draw:image xlink:href="./ObjectReplacements/Object 24" xlink:type="simple" xlink:show="embed" xlink:actuate="onLoad"/></draw:frame></text:span><text:span text:style-name="T8"> en </text:span><text:span text:style-name="T8"><draw:frame draw:style-name="fr2" draw:name="Objet24" text:anchor-type="as-char" svg:width="0.577cm" svg:height="0.533cm" draw:z-index="28"><draw:object xlink:href="./Object 25" xlink:type="simple" xlink:show="embed" xlink:actuate="onLoad"/><draw:image xlink:href="./ObjectReplacements/Object 25" xlink:type="simple" xlink:show="embed" xlink:actuate="onLoad"/></draw:frame></text:span><text:span text:style-name="T8">.</text:span></text:p>
      <text:p text:style-name="P8"/>
      <text:p text:style-name="P9">Exemple :</text:p>
      <text:p text:style-name="Standard"><text:span text:style-name="T16">La fonction </text:span><text:span text:style-name="T20">f </text:span><text:span text:style-name="T16">: </text:span><text:span text:style-name="T20">x</text:span><text:span text:style-name="T16"> </text:span><text:span text:style-name="T16"><draw:g text:anchor-type="as-char" svg:y="-0.21cm" draw:z-index="29" draw:style-name="gr1"><draw:line draw:style-name="gr2" draw:text-style-name="P58" svg:x1="0cm" svg:y1="0.001cm" svg:x2="0cm" svg:y2="0.167cm"><text:p/></draw:line><draw:line draw:style-name="gr2" draw:text-style-name="P58" svg:x1="0cm" svg:y1="0.084cm" svg:x2="0.529cm" svg:y2="0.084cm"><text:p/></draw:line><draw:line draw:style-name="gr2" draw:text-style-name="P58" svg:x1="0.529cm" svg:y1="0.084cm" svg:x2="0.439cm" svg:y2="0.001cm"><text:p/></draw:line><draw:line draw:style-name="gr2" draw:text-style-name="P58" svg:x1="0.529cm" svg:y1="0.084cm" svg:x2="0.439cm" svg:y2="0.167cm"><text:p/></draw:line></draw:g></text:span><text:span text:style-name="T16"> </text:span><text:span text:style-name="T16"><draw:frame draw:style-name="fr2" draw:name="Objet25" text:anchor-type="as-char" svg:width="0.713cm" svg:height="0.469cm" draw:z-index="30"><draw:object xlink:href="./Object 26" xlink:type="simple" xlink:show="embed" xlink:actuate="onLoad"/><draw:image xlink:href="./ObjectReplacements/Object 26" xlink:type="simple" xlink:show="embed" xlink:actuate="onLoad"/></draw:frame></text:span><text:span text:style-name="T16"> admet comme primitive sur </text:span><text:span text:style-name="T11">ℝ</text:span> la fonction <text:span text:style-name="T1">F </text:span><text:span text:style-name="T5">: </text:span><text:span text:style-name="T1">x</text:span><text:span text:style-name="T5"> </text:span><text:span text:style-name="T5"><draw:g text:anchor-type="as-char" svg:y="-0.21cm" draw:z-index="31" draw:style-name="gr1"><draw:line draw:style-name="gr2" draw:text-style-name="P58" svg:x1="0cm" svg:y1="0.001cm" svg:x2="0cm" svg:y2="0.167cm"><text:p/></draw:line><draw:line draw:style-name="gr2" draw:text-style-name="P58" svg:x1="0cm" svg:y1="0.084cm" svg:x2="0.529cm" svg:y2="0.084cm"><text:p/></draw:line><draw:line draw:style-name="gr2" draw:text-style-name="P58" svg:x1="0.529cm" svg:y1="0.084cm" svg:x2="0.439cm" svg:y2="0.001cm"><text:p/></draw:line><draw:line draw:style-name="gr2" draw:text-style-name="P58" svg:x1="0.529cm" svg:y1="0.084cm" svg:x2="0.439cm" svg:y2="0.167cm"><text:p/></draw:line></draw:g></text:span><text:span text:style-name="T5"> </text:span><text:span text:style-name="T5"><draw:frame draw:style-name="fr2" draw:name="Objet26" text:anchor-type="as-char" svg:width="0.579cm" svg:height="0.529cm" draw:z-index="32"><draw:object xlink:href="./Object 27" xlink:type="simple" xlink:show="embed" xlink:actuate="onLoad"/><draw:image xlink:href="./ObjectReplacements/Object 27" xlink:type="simple" xlink:show="embed" xlink:actuate="onLoad"/></draw:frame></text:span><text:span text:style-name="T5">.</text:span></text:p>
      <text:p text:style-name="P13">Elle admet aussi comme primitive la fonction :</text:p>
      <text:p text:style-name="Standard"><text:span text:style-name="T1"><text:tab/>x</text:span><text:span text:style-name="T5"> </text:span><text:span text:style-name="T5"><draw:g text:anchor-type="as-char" svg:y="-0.21cm" draw:z-index="33" draw:style-name="gr1"><draw:line draw:style-name="gr2" draw:text-style-name="P58" svg:x1="0cm" svg:y1="0.001cm" svg:x2="0cm" svg:y2="0.167cm"><text:p/></draw:line><draw:line draw:style-name="gr2" draw:text-style-name="P58" svg:x1="0cm" svg:y1="0.084cm" svg:x2="0.529cm" svg:y2="0.084cm"><text:p/></draw:line><draw:line draw:style-name="gr2" draw:text-style-name="P58" svg:x1="0.529cm" svg:y1="0.084cm" svg:x2="0.439cm" svg:y2="0.001cm"><text:p/></draw:line><draw:line draw:style-name="gr2" draw:text-style-name="P58" svg:x1="0.529cm" svg:y1="0.084cm" svg:x2="0.439cm" svg:y2="0.167cm"><text:p/></draw:line></draw:g></text:span><text:span text:style-name="T5"> </text:span><text:span text:style-name="T5"><draw:frame draw:style-name="fr2" draw:name="Objet27" text:anchor-type="as-char" svg:width="1.355cm" svg:height="0.529cm" draw:z-index="34"><draw:object xlink:href="./Object 28" xlink:type="simple" xlink:show="embed" xlink:actuate="onLoad"/><draw:image xlink:href="./ObjectReplacements/Object 28" xlink:type="simple" xlink:show="embed" xlink:actuate="onLoad"/></draw:frame></text:span><text:span text:style-name="T5"><text:tab/>ou<text:tab/> </text:span><text:span text:style-name="T1">x</text:span><text:span text:style-name="T5"> </text:span><text:span text:style-name="T5"><draw:g text:anchor-type="as-char" svg:y="-0.21cm" draw:z-index="35" draw:style-name="gr1"><draw:line draw:style-name="gr2" draw:text-style-name="P58" svg:x1="0cm" svg:y1="0.001cm" svg:x2="0cm" svg:y2="0.167cm"><text:p/></draw:line><draw:line draw:style-name="gr2" draw:text-style-name="P58" svg:x1="0cm" svg:y1="0.084cm" svg:x2="0.529cm" svg:y2="0.084cm"><text:p/></draw:line><draw:line draw:style-name="gr2" draw:text-style-name="P58" svg:x1="0.529cm" svg:y1="0.084cm" svg:x2="0.439cm" svg:y2="0.001cm"><text:p/></draw:line><draw:line draw:style-name="gr2" draw:text-style-name="P58" svg:x1="0.529cm" svg:y1="0.084cm" svg:x2="0.439cm" svg:y2="0.167cm"><text:p/></draw:line></draw:g></text:span><text:span text:style-name="T5"> </text:span><text:span text:style-name="T5"><draw:frame draw:style-name="fr2" draw:name="Objet28" text:anchor-type="as-char" svg:width="1.182cm" svg:height="0.529cm" draw:z-index="36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5"> <text:tab/>ou<text:tab/> </text:span><text:span text:style-name="T1">x</text:span><text:span text:style-name="T5"> </text:span><text:span text:style-name="T5"><draw:g text:anchor-type="as-char" svg:y="-0.21cm" draw:z-index="37" draw:style-name="gr1"><draw:line draw:style-name="gr2" draw:text-style-name="P58" svg:x1="0cm" svg:y1="0.001cm" svg:x2="0cm" svg:y2="0.167cm"><text:p/></draw:line><draw:line draw:style-name="gr2" draw:text-style-name="P58" svg:x1="0cm" svg:y1="0.084cm" svg:x2="0.529cm" svg:y2="0.084cm"><text:p/></draw:line><draw:line draw:style-name="gr2" draw:text-style-name="P58" svg:x1="0.529cm" svg:y1="0.084cm" svg:x2="0.439cm" svg:y2="0.001cm"><text:p/></draw:line><draw:line draw:style-name="gr2" draw:text-style-name="P58" svg:x1="0.529cm" svg:y1="0.084cm" svg:x2="0.439cm" svg:y2="0.167cm"><text:p/></draw:line></draw:g></text:span><text:span text:style-name="T5"> </text:span><text:span text:style-name="T5"><draw:frame draw:style-name="fr2" draw:name="Objet29" text:anchor-type="as-char" svg:width="1.489cm" svg:height="1.035cm" draw:z-index="38"><draw:object xlink:href="./Object 30" xlink:type="simple" xlink:show="embed" xlink:actuate="onLoad"/><draw:image xlink:href="./ObjectReplacements/Object 30" xlink:type="simple" xlink:show="embed" xlink:actuate="onLoad"/></draw:frame></text:span><text:span text:style-name="T5">.</text:span></text:p>
      <text:p text:style-name="Standard"><text:span text:style-name="T5">Cette fonction </text:span><text:span text:style-name="T1">f</text:span><text:span text:style-name="T5"> n'admet qu'une seule primitive </text:span><text:span text:style-name="T1">G</text:span><text:span text:style-name="T5"> telle que </text:span><text:span text:style-name="T5"><draw:frame draw:style-name="fr2" draw:name="Objet30" text:anchor-type="as-char" svg:width="1.967cm" svg:height="0.485cm" draw:z-index="39"><draw:object xlink:href="./Object 31" xlink:type="simple" xlink:show="embed" xlink:actuate="onLoad"/><draw:image xlink:href="./ObjectReplacements/Object 31" xlink:type="simple" xlink:show="embed" xlink:actuate="onLoad"/></draw:frame></text:span><text:span text:style-name="T5">.</text:span></text:p>
      <text:p text:style-name="Standard"><text:span text:style-name="T5">En effet, on sait que </text:span><text:span text:style-name="T5"><draw:frame draw:style-name="fr2" draw:name="Objet31" text:anchor-type="as-char" svg:width="2.434cm" svg:height="0.545cm" draw:z-index="40"><draw:object xlink:href="./Object 32" xlink:type="simple" xlink:show="embed" xlink:actuate="onLoad"/><draw:image xlink:href="./ObjectReplacements/Object 32" xlink:type="simple" xlink:show="embed" xlink:actuate="onLoad"/></draw:frame></text:span><text:span text:style-name="T5">, où </text:span><text:span text:style-name="T1">k</text:span><text:span text:style-name="T5"> est une constante réelle ;</text:span></text:p>
      <text:p text:style-name="Standard"><text:span text:style-name="T5">or </text:span><text:span text:style-name="T5"><draw:frame draw:style-name="fr2" draw:name="Objet32" text:anchor-type="as-char" svg:width="1.967cm" svg:height="0.485cm" draw:z-index="41"><draw:object xlink:href="./Object 33" xlink:type="simple" xlink:show="embed" xlink:actuate="onLoad"/><draw:image xlink:href="./ObjectReplacements/Object 33" xlink:type="simple" xlink:show="embed" xlink:actuate="onLoad"/></draw:frame></text:span><text:span text:style-name="T5"> équivaut à </text:span><text:span text:style-name="T5"><draw:frame draw:style-name="fr2" draw:name="Objet33" text:anchor-type="as-char" svg:width="1.909cm" svg:height="0.469cm" draw:z-index="42"><draw:object xlink:href="./Object 34" xlink:type="simple" xlink:show="embed" xlink:actuate="onLoad"/><draw:image xlink:href="./ObjectReplacements/Object 34" xlink:type="simple" xlink:show="embed" xlink:actuate="onLoad"/></draw:frame></text:span><text:span text:style-name="T5"> c’est-à-dire </text:span><text:span text:style-name="T5"><draw:frame draw:style-name="fr2" draw:name="Objet34" text:anchor-type="as-char" svg:width="1.325cm" svg:height="0.469cm" draw:z-index="43"><draw:object xlink:href="./Object 35" xlink:type="simple" xlink:show="embed" xlink:actuate="onLoad"/><draw:image xlink:href="./ObjectReplacements/Object 35" xlink:type="simple" xlink:show="embed" xlink:actuate="onLoad"/></draw:frame></text:span><text:span text:style-name="T5">.</text:span></text:p>
      <text:p text:style-name="Standard"><text:span text:style-name="T5">Donc l'unique primitive de </text:span><text:span text:style-name="T1">f</text:span><text:span text:style-name="T5"> telle que </text:span><text:span text:style-name="T5"><draw:frame draw:style-name="fr2" draw:name="Objet35" text:anchor-type="as-char" svg:width="1.967cm" svg:height="0.485cm" draw:z-index="44"><draw:object xlink:href="./Object 36" xlink:type="simple" xlink:show="embed" xlink:actuate="onLoad"/><draw:image xlink:href="./ObjectReplacements/Object 36" xlink:type="simple" xlink:show="embed" xlink:actuate="onLoad"/></draw:frame></text:span><text:span text:style-name="T5"> est la fonction </text:span><text:span text:style-name="T1">G </text:span><text:span text:style-name="T5">: </text:span><text:span text:style-name="T1">x </text:span><text:span text:style-name="T5"><draw:g text:anchor-type="as-char" svg:y="-0.21cm" draw:z-index="45" draw:style-name="gr1"><draw:line draw:style-name="gr2" draw:text-style-name="P58" svg:x1="0cm" svg:y1="0.001cm" svg:x2="0cm" svg:y2="0.167cm"><text:p/></draw:line><draw:line draw:style-name="gr2" draw:text-style-name="P58" svg:x1="0cm" svg:y1="0.084cm" svg:x2="0.529cm" svg:y2="0.084cm"><text:p/></draw:line><draw:line draw:style-name="gr2" draw:text-style-name="P58" svg:x1="0.529cm" svg:y1="0.084cm" svg:x2="0.439cm" svg:y2="0.001cm"><text:p/></draw:line><draw:line draw:style-name="gr2" draw:text-style-name="P58" svg:x1="0.529cm" svg:y1="0.084cm" svg:x2="0.439cm" svg:y2="0.167cm"><text:p/></draw:line></draw:g></text:span><text:span text:style-name="T5"> </text:span><text:span text:style-name="T5"><draw:frame draw:style-name="fr2" draw:name="Objet36" text:anchor-type="as-char" svg:width="1.15cm" svg:height="0.529cm" draw:z-index="46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5">.</text:span></text:p>
      <text:p text:style-name="P13"/>
      <text:p text:style-name="P13"/>
      <text:h text:style-name="P56" text:outline-level="2">Interprétation graphique</text:h>
      <text:p text:style-name="P10">F<text:span text:style-name="T5"> étant une primitive de </text:span>f<text:span text:style-name="T5"> sur </text:span>I<text:span text:style-name="T5">, les courbes de toutes les primitives de </text:span>f<text:span text:style-name="T5"> sur </text:span>I<text:span text:style-name="T5"> se déduisent de </text:span><text:span text:style-name="T6">la courbe de </text:span><text:span text:style-name="T9">F</text:span><text:span text:style-name="T5"> par </text:span><text:span text:style-name="T6">translation</text:span><text:span text:style-name="T5"> de vecteur </text:span><text:span text:style-name="T5"><draw:frame draw:style-name="fr2" draw:name="Objet37" text:anchor-type="as-char" svg:width="0.721cm" svg:height="0.51cm" draw:z-index="47"><draw:object xlink:href="./Object 39" xlink:type="simple" xlink:show="embed" xlink:actuate="onLoad"/><draw:image xlink:href="./ObjectReplacements/Object 39" xlink:type="simple" xlink:show="embed" xlink:actuate="onLoad"/></draw:frame></text:span><text:span text:style-name="T5">, où </text:span>k<text:span text:style-name="T5"> est un réel quelconque.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/>
            <text:p text:style-name="P10"><text:span text:style-name="T5">Un point </text:span><text:span text:style-name="T5"><draw:frame draw:style-name="fr2" draw:name="Objet38" text:anchor-type="as-char" svg:width="1.97cm" svg:height="0.533cm" draw:z-index="4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5"> étant donné, il n'existe qu'une </text:span><text:span text:style-name="T6">seule courbe </text:span><text:span text:style-name="T27">c</text:span><text:span text:style-name="T31">g</text:span><text:span text:style-name="T6"> </text:span><text:span text:style-name="T5">de la famille passant par ce point.</text:span></text:p>
            <text:p text:style-name="P13"/>
            <text:p text:style-name="P10"><text:span text:style-name="T5">Pour la trouver, il suffit de translater la courbe </text:span><text:span text:style-name="T26">c</text:span><text:span text:style-name="T30">f</text:span><text:span text:style-name="T29"> jusqu'à ce qu'elle passe par </text:span><text:span text:style-name="T28">M</text:span><text:span text:style-name="T29">.</text:span></text:p>
          </table:table-cell>
          <table:table-cell table:style-name="Tableau2.A1" office:value-type="string">
            <text:p text:style-name="Table_20_Contents"><draw:frame draw:style-name="fr1" draw:name="images1" text:anchor-type="paragraph" svg:width="6.05cm" svg:height="7.1cm" draw:z-index="48"><draw:image xlink:href="Pictures/2000000900004763000053CAE7EC88CC.svm" xlink:type="simple" xlink:show="embed" xlink:actuate="onLoad"/></draw:frame></text:p>
          </table:table-cell>
        </table:table-row>
      </table:table>
      <text:p text:style-name="P3"/>
      <text:h text:style-name="P54" text:outline-level="1"><text:soft-page-break/>Détermination de primitives</text:h>
      <text:h text:style-name="P55" text:outline-level="2">Propriété de linéarité</text:h>
      <text:p text:style-name="P27">Propriété :</text:p>
      <text:p text:style-name="P21"><text:span text:style-name="T14">Soit </text:span><text:span text:style-name="T32"></text:span> un réel, <text:span text:style-name="T1">F</text:span><text:span text:style-name="T5"> une primitive de </text:span><text:span text:style-name="T1">f</text:span><text:span text:style-name="T5"> sur </text:span><text:span text:style-name="T1">I et </text:span><text:span text:style-name="T5">G une primitive de </text:span><text:span text:style-name="T1">g</text:span><text:span text:style-name="T5"> sur </text:span><text:span text:style-name="T1">I</text:span><text:span text:style-name="T5">.</text:span></text:p>
      <text:list xml:id="list38338131" text:style-name="L3">
        <text:list-item>
          <text:p text:style-name="P52"><text:span text:style-name="T5">Une primitive de la somme </text:span><text:span text:style-name="T5"><draw:frame draw:style-name="fr2" draw:name="Objet39" text:anchor-type="as-char" svg:width="1.143cm" svg:height="0.469cm" draw:z-index="73"><draw:object xlink:href="./Object 37" xlink:type="simple" xlink:show="embed" xlink:actuate="onLoad"/><draw:image xlink:href="./ObjectReplacements/Object 37" xlink:type="simple" xlink:show="embed" xlink:actuate="onLoad"/></draw:frame></text:span><text:span text:style-name="T5"> est la somme des primitives </text:span><text:span text:style-name="T5"><draw:frame draw:style-name="fr2" draw:name="Objet40" text:anchor-type="as-char" svg:width="1.217cm" svg:height="0.469cm" draw:z-index="74"><draw:object xlink:href="./Object 40" xlink:type="simple" xlink:show="embed" xlink:actuate="onLoad"/><draw:image xlink:href="./ObjectReplacements/Object 40" xlink:type="simple" xlink:show="embed" xlink:actuate="onLoad"/></draw:frame></text:span><text:span text:style-name="T5">.</text:span></text:p>
        </text:list-item>
        <text:list-item>
          <text:p text:style-name="P52"><text:span text:style-name="T5">Une primitive de </text:span><text:span text:style-name="T5"><draw:frame draw:style-name="fr2" draw:name="Objet41" text:anchor-type="as-char" svg:width="0.84cm" svg:height="0.469cm" draw:z-index="75"><draw:object xlink:href="./Object 41" xlink:type="simple" xlink:show="embed" xlink:actuate="onLoad"/><draw:image xlink:href="./ObjectReplacements/Object 41" xlink:type="simple" xlink:show="embed" xlink:actuate="onLoad"/></draw:frame></text:span><text:span text:style-name="T5"> est </text:span><text:span text:style-name="T5"><draw:frame draw:style-name="fr2" draw:name="Objet42" text:anchor-type="as-char" svg:width="0.859cm" svg:height="0.469cm" draw:z-index="76"><draw:object xlink:href="./Object 42" xlink:type="simple" xlink:show="embed" xlink:actuate="onLoad"/><draw:image xlink:href="./ObjectReplacements/Object 42" xlink:type="simple" xlink:show="embed" xlink:actuate="onLoad"/></draw:frame></text:span><text:span text:style-name="T5">.</text:span></text:p>
        </text:list-item>
      </text:list>
      <text:p text:style-name="P13"/>
      <text:p text:style-name="P11">Démonstration :</text:p>
      <text:list xml:id="list38323215" text:style-name="L4">
        <text:list-item>
          <text:p text:style-name="P35">Comme la dérivée d'une somme est la somme des dérivées :</text:p>
          <text:p text:style-name="P39"><text:span text:style-name="T5"><draw:frame draw:style-name="fr2" draw:name="Objet43" text:anchor-type="as-char" svg:width="9.775cm" svg:height="0.485cm" draw:z-index="77"><draw:object xlink:href="./Object 43" xlink:type="simple" xlink:show="embed" xlink:actuate="onLoad"/><draw:image xlink:href="./ObjectReplacements/Object 43" xlink:type="simple" xlink:show="embed" xlink:actuate="onLoad"/></draw:frame></text:span><text:span text:style-name="T5">.</text:span></text:p>
          <text:p text:style-name="P39"><text:span text:style-name="T5">Donc </text:span><text:span text:style-name="T5"><draw:frame draw:style-name="fr2" draw:name="Objet44" text:anchor-type="as-char" svg:width="1.217cm" svg:height="0.469cm" draw:z-index="78"><draw:object xlink:href="./Object 44" xlink:type="simple" xlink:show="embed" xlink:actuate="onLoad"/><draw:image xlink:href="./ObjectReplacements/Object 44" xlink:type="simple" xlink:show="embed" xlink:actuate="onLoad"/></draw:frame></text:span><text:span text:style-name="T5"> est une primitive de </text:span><text:span text:style-name="T5"><draw:frame draw:style-name="fr2" draw:name="Objet45" text:anchor-type="as-char" svg:width="1.143cm" svg:height="0.469cm" draw:z-index="79"><draw:object xlink:href="./Object 45" xlink:type="simple" xlink:show="embed" xlink:actuate="onLoad"/><draw:image xlink:href="./ObjectReplacements/Object 45" xlink:type="simple" xlink:show="embed" xlink:actuate="onLoad"/></draw:frame></text:span><text:span text:style-name="T5"> sur </text:span><text:span text:style-name="T1">I</text:span><text:span text:style-name="T5">.</text:span></text:p>
        </text:list-item>
        <text:list-item>
          <text:p text:style-name="P35">La dérivée du produit d'une fonction par un nombre est le produit de la dérivée par ce nombre, donc :</text:p>
        </text:list-item>
      </text:list>
      <text:p text:style-name="Standard"><text:tab/><draw:frame draw:style-name="fr2" draw:name="Objet46" text:anchor-type="as-char" svg:width="7.124cm" svg:height="0.485cm" draw:z-index="80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h text:style-name="P55" text:outline-level="2">Primitives des fonctions usuelles</text:h>
      <text:p text:style-name="P12">c <text:span text:style-name="T5">désigne un réel quelconque.</text:span></text:p>
      <text:p text:style-name="P36"/>
      <table:table table:name="Tableau3" table:style-name="Tableau3">
        <table:table-column table:style-name="Tableau3.A" table:number-columns-repeated="2"/>
        <table:table-column table:style-name="Tableau3.C"/>
        <table:table-row>
          <table:table-cell table:style-name="Tableau3.A1" office:value-type="string">
            <text:p text:style-name="P30">Fonction définie par :</text:p>
          </table:table-cell>
          <table:table-cell table:style-name="Tableau3.A1" office:value-type="string">
            <text:p text:style-name="P30">Primitives définies par <draw:frame draw:style-name="fr2" draw:name="Objet48" text:anchor-type="as-char" svg:width="1.856cm" svg:height="0.485cm" draw:z-index="81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au3.C1" office:value-type="string">
            <text:p text:style-name="P30">Sur <draw:frame draw:style-name="fr2" draw:name="Objet49" text:anchor-type="as-char" svg:width="1.171cm" svg:height="0.469cm" draw:z-index="82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</table:table-row>
        <table:table-row>
          <table:table-cell table:style-name="Tableau3.A7" office:value-type="string">
            <text:p text:style-name="P29"><draw:frame draw:style-name="fr2" draw:name="Objet47" text:anchor-type="as-char" svg:width="1.692cm" svg:height="0.485cm" draw:z-index="83"><draw:object xlink:href="./Object 51" xlink:type="simple" xlink:show="embed" xlink:actuate="onLoad"/><draw:image xlink:href="./ObjectReplacements/Object 51" xlink:type="simple" xlink:show="embed" xlink:actuate="onLoad"/></draw:frame> <text:span text:style-name="T5">(constante)</text:span></text:p>
          </table:table-cell>
          <table:table-cell table:style-name="Tableau3.B2" office:value-type="string">
            <text:p text:style-name="P30"><draw:frame draw:style-name="fr2" draw:name="Objet50" text:anchor-type="as-char" svg:width="2.561cm" svg:height="0.485cm" draw:z-index="84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au3.C2" office:value-type="string">
            <text:p text:style-name="P40">ℝ</text:p>
          </table:table-cell>
        </table:table-row>
        <table:table-row>
          <table:table-cell table:style-name="Tableau3.A7" office:value-type="string">
            <text:p text:style-name="P30"><draw:frame draw:style-name="fr2" draw:name="Objet51" text:anchor-type="as-char" svg:width="1.69cm" svg:height="0.485cm" draw:z-index="85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au3.B3" office:value-type="string">
            <text:p text:style-name="P30"><draw:frame draw:style-name="fr2" draw:name="Objet52" text:anchor-type="as-char" svg:width="2.762cm" svg:height="1cm" draw:z-index="86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au3.C3" office:value-type="string">
            <text:p text:style-name="P40">ℝ</text:p>
          </table:table-cell>
        </table:table-row>
        <table:table-row>
          <table:table-cell table:style-name="Tableau3.A7" office:value-type="string">
            <text:p text:style-name="P2"><draw:frame draw:style-name="fr2" draw:name="Objet57" text:anchor-type="as-char" svg:width="1.827cm" svg:height="0.545cm" draw:z-index="104"><draw:object xlink:href="./Object 63" xlink:type="simple" xlink:show="embed" xlink:actuate="onLoad"/><draw:image xlink:href="./ObjectReplacements/Object 63" xlink:type="simple" xlink:show="embed" xlink:actuate="onLoad"/></draw:frame> (avec <text:span text:style-name="T1">n</text:span><text:span text:style-name="T32">∈</text:span><text:span text:style-name="T10">ℕ)</text:span></text:p>
          </table:table-cell>
          <table:table-cell table:style-name="Tableau3.B4" office:value-type="string">
            <text:p text:style-name="P30"><draw:frame draw:style-name="fr2" draw:name="Objet59" text:anchor-type="as-char" svg:width="3.672cm" svg:height="1cm" draw:z-index="105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Tableau3.C4" office:value-type="string">
            <text:p text:style-name="P40">ℝ</text:p>
          </table:table-cell>
        </table:table-row>
        <table:table-row>
          <table:table-cell table:style-name="Tableau3.A7" office:value-type="string">
            <text:p text:style-name="P30"><draw:frame draw:style-name="fr2" draw:name="Objet53" text:anchor-type="as-char" svg:width="1.909cm" svg:height="1.06cm" draw:z-index="87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able:table-cell>
          <table:table-cell table:style-name="Tableau3.B5" office:value-type="string">
            <text:p text:style-name="P30"><draw:frame draw:style-name="fr2" draw:name="Objet54" text:anchor-type="as-char" svg:width="2.665cm" svg:height="1cm" draw:z-index="88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  <table:table-cell table:style-name="Tableau3.C5" office:value-type="string">
            <text:p text:style-name="P30"><draw:frame draw:style-name="fr2" draw:name="Objet56" text:anchor-type="as-char" svg:width="1.566cm" svg:height="0.483cm" draw:z-index="89"><draw:object xlink:href="./Object 61" xlink:type="simple" xlink:show="embed" xlink:actuate="onLoad"/><draw:image xlink:href="./ObjectReplacements/Object 61" xlink:type="simple" xlink:show="embed" xlink:actuate="onLoad"/><svg:desc>formule</svg:desc></draw:frame> ou <draw:frame draw:style-name="fr2" draw:name="Objet55" text:anchor-type="as-char" svg:width="1.573cm" svg:height="0.483cm" draw:z-index="90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</table:table-row>
        <table:table-row>
          <table:table-cell table:style-name="Tableau3.A7" office:value-type="string">
            <text:p text:style-name="P30"><draw:frame draw:style-name="fr2" draw:name="Objet60" text:anchor-type="as-char" svg:width="1.91cm" svg:height="1.06cm" draw:z-index="97"><draw:object xlink:href="./Object 67" xlink:type="simple" xlink:show="embed" xlink:actuate="onLoad"/><draw:image xlink:href="./ObjectReplacements/Object 67" xlink:type="simple" xlink:show="embed" xlink:actuate="onLoad"/></draw:frame> (avec <text:span text:style-name="T1">n</text:span><text:span text:style-name="T32">∈</text:span><text:span text:style-name="T10">ℕ, </text:span><text:span text:style-name="T10"><draw:frame draw:style-name="fr2" draw:name="Objet61" text:anchor-type="as-char" svg:width="1.012cm" svg:height="0.469cm" draw:z-index="102"><draw:object xlink:href="./Object 68" xlink:type="simple" xlink:show="embed" xlink:actuate="onLoad"/><draw:image xlink:href="./ObjectReplacements/Object 68" xlink:type="simple" xlink:show="embed" xlink:actuate="onLoad"/></draw:frame></text:span><text:span text:style-name="T10">)</text:span></text:p>
          </table:table-cell>
          <table:table-cell table:style-name="Tableau3.B6" office:value-type="string">
            <text:p text:style-name="P30"><draw:frame draw:style-name="fr2" draw:name="Objet62" text:anchor-type="as-char" svg:width="4.272cm" svg:height="1.076cm" draw:z-index="103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  <table:table-cell table:style-name="Tableau3.C6" office:value-type="string">
            <text:p text:style-name="P30"><draw:frame draw:style-name="fr2" draw:name="Objet63" text:anchor-type="as-char" svg:width="1.566cm" svg:height="0.483cm" draw:z-index="93"><draw:object xlink:href="./Object 70" xlink:type="simple" xlink:show="embed" xlink:actuate="onLoad"/><draw:image xlink:href="./ObjectReplacements/Object 70" xlink:type="simple" xlink:show="embed" xlink:actuate="onLoad"/><svg:desc>formule</svg:desc></draw:frame> ou <draw:frame draw:style-name="fr2" draw:name="Objet64" text:anchor-type="as-char" svg:width="1.573cm" svg:height="0.483cm" draw:z-index="94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</table:table-cell>
        </table:table-row>
        <table:table-row>
          <table:table-cell table:style-name="Tableau3.A7" office:value-type="string">
            <text:p text:style-name="P30"><draw:frame draw:style-name="fr2" draw:name="Objet65" text:anchor-type="as-char" svg:width="2.03cm" svg:height="1.035cm" draw:z-index="98"><draw:object xlink:href="./Object 72" xlink:type="simple" xlink:show="embed" xlink:actuate="onLoad"/><draw:image xlink:href="./ObjectReplacements/Object 72" xlink:type="simple" xlink:show="embed" xlink:actuate="onLoad"/></draw:frame></text:p>
          </table:table-cell>
          <table:table-cell table:style-name="Tableau3.B7" office:value-type="string">
            <text:p text:style-name="P30"><draw:frame draw:style-name="fr2" draw:name="Objet66" text:anchor-type="as-char" svg:width="2.803cm" svg:height="0.52cm" draw:z-index="99"><draw:object xlink:href="./Object 73" xlink:type="simple" xlink:show="embed" xlink:actuate="onLoad"/><draw:image xlink:href="./ObjectReplacements/Object 73" xlink:type="simple" xlink:show="embed" xlink:actuate="onLoad"/></draw:frame></text:p>
          </table:table-cell>
          <table:table-cell table:style-name="Tableau3.C7" office:value-type="string">
            <text:p text:style-name="P30"><draw:frame draw:style-name="fr2" draw:name="Objet67" text:anchor-type="as-char" svg:width="1.573cm" svg:height="0.483cm" draw:z-index="100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  </table:table-cell>
        </table:table-row>
      </table:table>
      <text:p text:style-name="P16"/>
      <text:p text:style-name="P15">Remarques :</text:p>
      <text:list xml:id="list38338506" text:style-name="L5">
        <text:list-item>
          <text:p text:style-name="P42">On peut utiliser la formule :</text:p>
          <text:p text:style-name="P41"><text:span text:style-name="T34">Pour </text:span><text:span text:style-name="T4">n</text:span><text:span text:style-name="T33">∈</text:span><text:span text:style-name="T13">ℤ</text:span>, <draw:frame draw:style-name="fr2" draw:name="Objet86" text:anchor-type="as-char" svg:width="1.319cm" svg:height="0.469cm" draw:z-index="114"><draw:object xlink:href="./Object 55" xlink:type="simple" xlink:show="embed" xlink:actuate="onLoad"/><draw:image xlink:href="./ObjectReplacements/Object 55" xlink:type="simple" xlink:show="embed" xlink:actuate="onLoad"/></draw:frame> ou <draw:frame draw:style-name="fr2" draw:name="Objet87" text:anchor-type="as-char" svg:width="0.997cm" svg:height="0.469cm" draw:z-index="115"><draw:object xlink:href="./Object 87" xlink:type="simple" xlink:show="embed" xlink:actuate="onLoad"/><draw:image xlink:href="./ObjectReplacements/Object 87" xlink:type="simple" xlink:show="embed" xlink:actuate="onLoad"/></draw:frame>, les primitives de <draw:frame draw:style-name="fr2" draw:name="Objet88" text:anchor-type="as-char" svg:width="1.827cm" svg:height="0.545cm" draw:z-index="116"><draw:object xlink:href="./Object 88" xlink:type="simple" xlink:show="embed" xlink:actuate="onLoad"/><draw:image xlink:href="./ObjectReplacements/Object 88" xlink:type="simple" xlink:show="embed" xlink:actuate="onLoad"/></draw:frame> sur <text:span text:style-name="T1">I </text:span><text:span text:style-name="T8">(</text:span><text:span text:style-name="T1">I</text:span><text:span text:style-name="T8">=</text:span><text:span text:style-name="T11">ℝ</text:span> si <draw:frame draw:style-name="fr2" draw:name="Objet90" text:anchor-type="as-char" svg:width="0.997cm" svg:height="0.469cm" draw:z-index="117"><draw:object xlink:href="./Object 90" xlink:type="simple" xlink:show="embed" xlink:actuate="onLoad"/><draw:image xlink:href="./ObjectReplacements/Object 90" xlink:type="simple" xlink:show="embed" xlink:actuate="onLoad"/><svg:desc>formule</svg:desc></draw:frame> et <text:span text:style-name="T1">I= </text:span><text:span text:style-name="T1"><draw:frame draw:style-name="fr2" draw:name="Objet91" text:anchor-type="as-char" svg:width="1.566cm" svg:height="0.483cm" draw:z-index="118"><draw:object xlink:href="./Object 91" xlink:type="simple" xlink:show="embed" xlink:actuate="onLoad"/><draw:image xlink:href="./ObjectReplacements/Object 91" xlink:type="simple" xlink:show="embed" xlink:actuate="onLoad"/><svg:desc>formule</svg:desc></draw:frame></text:span> ou<text:span text:style-name="T1"> </text:span><text:span text:style-name="T1"><draw:frame draw:style-name="fr2" draw:name="Objet92" text:anchor-type="as-char" svg:width="1.573cm" svg:height="0.483cm" draw:z-index="119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"> </text:span>si <draw:frame draw:style-name="fr2" draw:name="Objet93" text:anchor-type="as-char" svg:width="1.319cm" svg:height="0.469cm" draw:z-index="120"><draw:object xlink:href="./Object 93" xlink:type="simple" xlink:show="embed" xlink:actuate="onLoad"/><draw:image xlink:href="./ObjectReplacements/Object 93" xlink:type="simple" xlink:show="embed" xlink:actuate="onLoad"/><svg:desc>formule</svg:desc></draw:frame>) sont les fonctions <draw:frame draw:style-name="fr2" draw:name="Objet89" text:anchor-type="as-char" svg:width="2.91cm" svg:height="1.06cm" draw:z-index="121"><draw:object xlink:href="./Object 89" xlink:type="simple" xlink:show="embed" xlink:actuate="onLoad"/><draw:image xlink:href="./ObjectReplacements/Object 89" xlink:type="simple" xlink:show="embed" xlink:actuate="onLoad"/></draw:frame>.</text:p>
        </text:list-item>
        <text:list-item>
          <text:p text:style-name="P42">Ce tableau ne fournit pas de primitive de <draw:frame draw:style-name="fr2" draw:name="Objet68" text:anchor-type="as-char" svg:width="1.773cm" svg:height="1cm" draw:z-index="101"><draw:object xlink:href="./Object 75" xlink:type="simple" xlink:show="embed" xlink:actuate="onLoad"/><draw:image xlink:href="./ObjectReplacements/Object 75" xlink:type="simple" xlink:show="embed" xlink:actuate="onLoad"/></draw:frame>.</text:p>
        </text:list-item>
      </text:list>
      <text:p text:style-name="P3"><text:tab/></text:p>
      <text:p text:style-name="P4"/>
      <text:p text:style-name="P4"/>
      <text:p text:style-name="P4"/>
      <text:p text:style-name="P4"><text:soft-page-break/>Exemple :</text:p>
      <text:p text:style-name="Standard"><text:span text:style-name="T14">Soit </text:span><text:span text:style-name="T19">f</text:span><text:span text:style-name="T15"> définie sur </text:span><text:span text:style-name="T15"><draw:frame draw:style-name="fr2" draw:name="Objet69" text:anchor-type="as-char" svg:width="1.573cm" svg:height="0.483cm" draw:z-index="51"><draw:object xlink:href="./Object 76" xlink:type="simple" xlink:show="embed" xlink:actuate="onLoad"/><draw:image xlink:href="./ObjectReplacements/Object 76" xlink:type="simple" xlink:show="embed" xlink:actuate="onLoad"/></draw:frame></text:span><text:span text:style-name="T15"> par </text:span><text:span text:style-name="T15"><draw:frame draw:style-name="fr2" draw:name="Objet70" text:anchor-type="as-char" svg:width="3.78cm" svg:height="1.12cm" draw:z-index="52"><draw:object xlink:href="./Object 77" xlink:type="simple" xlink:show="embed" xlink:actuate="onLoad"/><draw:image xlink:href="./ObjectReplacements/Object 77" xlink:type="simple" xlink:show="embed" xlink:actuate="onLoad"/></draw:frame></text:span><text:span text:style-name="T15">.</text:span></text:p>
      <text:p text:style-name="Standard"><text:span text:style-name="T15">D'après la linéarité des primitives, on cherche à écrire </text:span><text:span text:style-name="T15"><draw:frame draw:style-name="fr2" draw:name="Objet71" text:anchor-type="as-char" svg:width="1.108cm" svg:height="0.485cm" draw:z-index="53"><draw:object xlink:href="./Object 78" xlink:type="simple" xlink:show="embed" xlink:actuate="onLoad"/><draw:image xlink:href="./ObjectReplacements/Object 78" xlink:type="simple" xlink:show="embed" xlink:actuate="onLoad"/></draw:frame></text:span><text:span text:style-name="T15"> sous la forme d'une somme :</text:span></text:p>
      <text:p text:style-name="Standard"><text:span text:style-name="T15"><draw:frame draw:style-name="fr2" draw:name="Objet72" text:anchor-type="as-char" svg:width="9.199cm" svg:height="1.12cm" draw:z-index="54"><draw:object xlink:href="./Object 79" xlink:type="simple" xlink:show="embed" xlink:actuate="onLoad"/><draw:image xlink:href="./ObjectReplacements/Object 79" xlink:type="simple" xlink:show="embed" xlink:actuate="onLoad"/></draw:frame></text:span><text:span text:style-name="T15">.</text:span></text:p>
      <text:p text:style-name="Standard"><text:span text:style-name="T15">Donc une primitive de </text:span><text:span text:style-name="T19">f</text:span><text:span text:style-name="T15"> sur </text:span><text:span text:style-name="T15"><draw:frame draw:style-name="fr2" draw:name="Objet73" text:anchor-type="as-char" svg:width="1.573cm" svg:height="0.483cm" draw:z-index="55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15"> est donnée par :</text:span></text:p>
      <text:p text:style-name="Standard"><text:span text:style-name="T15"><draw:frame draw:style-name="fr2" draw:name="Objet74" text:anchor-type="as-char" svg:width="8.416cm" svg:height="1.06cm" draw:z-index="56"><draw:object xlink:href="./Object 81" xlink:type="simple" xlink:show="embed" xlink:actuate="onLoad"/><draw:image xlink:href="./ObjectReplacements/Object 81" xlink:type="simple" xlink:show="embed" xlink:actuate="onLoad"/></draw:frame></text:span><text:span text:style-name="T15">.</text:span></text:p>
      <text:p text:style-name="P7"/>
      <text:h text:style-name="P57" text:outline-level="2">Primitives des formes usuelles</text:h>
      <text:p text:style-name="P12"><text:span text:style-name="T14">u </text:span><text:span text:style-name="T15">désigne une fonction continue sur un intervalle </text:span><text:span text:style-name="T14">I</text:span><text:span text:style-name="T15">.</text:span>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30">Fonction</text:p>
          </table:table-cell>
          <table:table-cell table:style-name="Tableau4.A1" office:value-type="string">
            <text:p text:style-name="P30">Primitives</text:p>
          </table:table-cell>
          <table:table-cell table:style-name="Tableau4.C1" office:value-type="string">
            <text:p text:style-name="P30">Conditions</text:p>
          </table:table-cell>
        </table:table-row>
        <table:table-row>
          <table:table-cell table:style-name="Tableau4.B5" office:value-type="string">
            <text:p text:style-name="P30"><draw:frame draw:style-name="fr2" draw:name="Objet78" text:anchor-type="as-char" svg:width="1.693cm" svg:height="0.529cm" draw:z-index="57"><draw:object xlink:href="./Object 85" xlink:type="simple" xlink:show="embed" xlink:actuate="onLoad"/><draw:image xlink:href="./ObjectReplacements/Object 85" xlink:type="simple" xlink:show="embed" xlink:actuate="onLoad"/></draw:frame></text:p>
          </table:table-cell>
          <table:table-cell table:style-name="Tableau4.B5" office:value-type="string">
            <text:p text:style-name="P30"><draw:frame draw:style-name="fr2" draw:name="Objet79" text:anchor-type="as-char" svg:width="3.089cm" svg:height="1cm" draw:z-index="58"><draw:object xlink:href="./Object 86" xlink:type="simple" xlink:show="embed" xlink:actuate="onLoad"/><draw:image xlink:href="./ObjectReplacements/Object 86" xlink:type="simple" xlink:show="embed" xlink:actuate="onLoad"/></draw:frame></text:p>
          </table:table-cell>
          <table:table-cell table:style-name="Tableau4.C5" office:value-type="string">
            <text:p text:style-name="P30">Pour <text:span text:style-name="T1">n</text:span><text:span text:style-name="T32">∈</text:span><text:span text:style-name="T10">ℕ</text:span></text:p>
          </table:table-cell>
        </table:table-row>
        <table:table-row>
          <table:table-cell table:style-name="Tableau4.A3" office:value-type="string">
            <text:p text:style-name="P30"><draw:frame draw:style-name="fr2" draw:name="Objet75" text:anchor-type="as-char" svg:width="1.362cm" svg:height="1.06cm" draw:z-index="59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  <table:table-cell table:style-name="Tableau4.B3" office:value-type="string">
            <text:p text:style-name="P30"><draw:frame draw:style-name="fr2" draw:name="Objet76" text:anchor-type="as-char" svg:width="2.081cm" svg:height="1cm" draw:z-index="60"><draw:object xlink:href="./Object 82" xlink:type="simple" xlink:show="embed" xlink:actuate="onLoad"/><draw:image xlink:href="./ObjectReplacements/Object 82" xlink:type="simple" xlink:show="embed" xlink:actuate="onLoad"/></draw:frame></text:p>
          </table:table-cell>
          <table:table-cell table:style-name="Tableau4.C3" office:value-type="string">
            <text:p text:style-name="P30">Pour tout <text:span text:style-name="T1">x</text:span><text:span text:style-name="T5"> de </text:span><text:span text:style-name="T1">I</text:span><text:span text:style-name="T5">, </text:span><text:span text:style-name="T5"><draw:frame draw:style-name="fr2" draw:name="Objet77" text:anchor-type="as-char" svg:width="1.607cm" svg:height="0.485cm" draw:z-index="61"><draw:object xlink:href="./Object 83" xlink:type="simple" xlink:show="embed" xlink:actuate="onLoad"/><draw:image xlink:href="./ObjectReplacements/Object 83" xlink:type="simple" xlink:show="embed" xlink:actuate="onLoad"/></draw:frame></text:span></text:p>
          </table:table-cell>
        </table:table-row>
        <table:table-row>
          <table:table-cell table:style-name="Tableau4.B5" office:value-type="string">
            <text:p text:style-name="P30"><draw:frame draw:style-name="fr2" draw:name="Objet58" text:anchor-type="as-char" svg:width="1.362cm" svg:height="1.06cm" draw:z-index="62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eau4.B5" office:value-type="string">
            <text:p text:style-name="P30"><draw:frame draw:style-name="fr2" draw:name="Objet80" text:anchor-type="as-char" svg:width="3.38cm" svg:height="1.076cm" draw:z-index="63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au4.C5" office:value-type="string">
            <text:p text:style-name="P2">Pour <text:span text:style-name="T1">n</text:span><text:span text:style-name="T32">∈</text:span><text:span text:style-name="T10">ℕ</text:span> et <draw:frame draw:style-name="fr2" draw:name="Objet81" text:anchor-type="as-char" svg:width="0.997cm" svg:height="0.469cm" draw:z-index="64"><draw:object xlink:href="./Object 56" xlink:type="simple" xlink:show="embed" xlink:actuate="onLoad"/><draw:image xlink:href="./ObjectReplacements/Object 56" xlink:type="simple" xlink:show="embed" xlink:actuate="onLoad"/></draw:frame>.</text:p>
            <text:p text:style-name="P30">Pour tout <text:span text:style-name="T1">x</text:span><text:span text:style-name="T5"> de </text:span><text:span text:style-name="T1">I</text:span><text:span text:style-name="T5">, </text:span><text:span text:style-name="T5"><draw:frame draw:style-name="fr2" draw:name="Objet82" text:anchor-type="as-char" svg:width="1.607cm" svg:height="0.485cm" draw:z-index="65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5">.</text:span></text:p>
          </table:table-cell>
        </table:table-row>
        <table:table-row>
          <table:table-cell table:style-name="Tableau4.B5" office:value-type="string">
            <text:p text:style-name="P30"><draw:frame draw:style-name="fr2" draw:name="Objet83" text:anchor-type="as-char" svg:width="1.446cm" svg:height="1.035cm" draw:z-index="66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Tableau4.B5" office:value-type="string">
            <text:p text:style-name="P30"><draw:frame draw:style-name="fr2" draw:name="Objet84" text:anchor-type="as-char" svg:width="2.217cm" svg:height="0.504cm" draw:z-index="67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  <table:table-cell table:style-name="Tableau4.C5" office:value-type="string">
            <text:p text:style-name="P30">Pour tout <text:span text:style-name="T1">x</text:span><text:span text:style-name="T5"> de </text:span><text:span text:style-name="T1">I</text:span><text:span text:style-name="T5">, </text:span><text:span text:style-name="T5"><draw:frame draw:style-name="fr2" draw:name="Objet85" text:anchor-type="as-char" svg:width="1.589cm" svg:height="0.485cm" draw:z-index="68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5">.</text:span></text:p>
          </table:table-cell>
        </table:table-row>
      </table:table>
      <text:p text:style-name="P45"/>
      <text:p text:style-name="P15">Remarques :</text:p>
      <text:list xml:id="list38314978" text:style-name="L6">
        <text:list-item>
          <text:p text:style-name="P43">Ces formules se retrouvent à partir des formules de dérivation des fonctions composées.</text:p>
        </text:list-item>
        <text:list-item>
          <text:p text:style-name="P43">On peut utiliser la formule :</text:p>
          <text:p text:style-name="P37"><text:span text:style-name="T23">Pour </text:span><text:span text:style-name="T21">n</text:span><text:span text:style-name="T33">∈</text:span><text:span text:style-name="T13">ℕ</text:span><text:span text:style-name="T23">, </text:span><text:span text:style-name="T23"><draw:frame draw:style-name="fr2" draw:name="Objet94" text:anchor-type="as-char" svg:width="1.319cm" svg:height="0.469cm" draw:z-index="69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23"> ou </text:span><text:span text:style-name="T23"><draw:frame draw:style-name="fr2" draw:name="Objet95" text:anchor-type="as-char" svg:width="0.997cm" svg:height="0.469cm" draw:z-index="70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23">, les primitives de </text:span><text:span text:style-name="T23"><draw:frame draw:style-name="fr2" draw:name="Objet96" text:anchor-type="as-char" svg:width="1.693cm" svg:height="0.529cm" draw:z-index="71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3"> pour tout </text:span><text:span text:style-name="T21">x</text:span><text:span text:style-name="T23"> </text:span>de<text:span text:style-name="T23"> </text:span><text:span text:style-name="T21">I</text:span><text:span text:style-name="T23"> (si </text:span><text:span text:style-name="T23"><draw:frame draw:style-name="fr2" draw:name="Objet100" text:anchor-type="as-char" svg:width="1.319cm" svg:height="0.469cm" draw:z-index="72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3"> pour tout </text:span><text:span text:style-name="T21">x</text:span><text:span text:style-name="T23"> de </text:span><text:span text:style-name="T21">I</text:span><text:span text:style-name="T23"> où </text:span><text:span text:style-name="T23"><draw:frame draw:style-name="fr2" draw:name="Objet97" text:anchor-type="as-char" svg:width="1.607cm" svg:height="0.485cm" draw:z-index="91"><draw:object xlink:href="./Object 98" xlink:type="simple" xlink:show="embed" xlink:actuate="onLoad"/><draw:image xlink:href="./ObjectReplacements/Object 98" xlink:type="simple" xlink:show="embed" xlink:actuate="onLoad"/></draw:frame></text:span><text:span text:style-name="T23">) sont les fonctions </text:span><text:span text:style-name="T23"><draw:frame draw:style-name="fr2" draw:name="Objet101" text:anchor-type="as-char" svg:width="2.334cm" svg:height="1.06cm" draw:z-index="92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3">.</text:span></text:p>
        </text:list-item>
      </text:list>
      <text:p text:style-name="P46"/>
      <text:p text:style-name="P9">Exemples :</text:p>
      <text:list xml:id="list38336550" text:style-name="L7">
        <text:list-item>
          <text:p text:style-name="P38"><text:span text:style-name="T23">Soit </text:span><text:span text:style-name="T21">f</text:span><text:span text:style-name="T23"> définie sur </text:span><text:span text:style-name="T23"><draw:frame draw:style-name="fr2" draw:name="Objet98" text:anchor-type="as-char" svg:width="1.452cm" svg:height="0.483cm" draw:z-index="95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23"> par </text:span><text:span text:style-name="T23"><draw:frame draw:style-name="fr2" draw:name="Objet99" text:anchor-type="as-char" svg:width="2.9cm" svg:height="1.076cm" draw:z-index="96"><draw:object xlink:href="./Object 99" xlink:type="simple" xlink:show="embed" xlink:actuate="onLoad"/><draw:image xlink:href="./ObjectReplacements/Object 99" xlink:type="simple" xlink:show="embed" xlink:actuate="onLoad"/></draw:frame></text:span><text:span text:style-name="T23">.</text:span></text:p>
          <text:p text:style-name="P50"><text:span text:style-name="T23">f</text:span><text:span text:style-name="T17"> est de la forme </text:span><text:span text:style-name="T17"><draw:frame draw:style-name="fr2" draw:name="Objet102" text:anchor-type="as-char" svg:width="0.693cm" svg:height="1.06cm" draw:z-index="106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17">, où </text:span><text:span text:style-name="T17"><draw:frame draw:style-name="fr2" draw:name="Objet103" text:anchor-type="as-char" svg:width="2.307cm" svg:height="0.545cm" draw:z-index="107"><draw:object xlink:href="./Object 103" xlink:type="simple" xlink:show="embed" xlink:actuate="onLoad"/><draw:image xlink:href="./ObjectReplacements/Object 103" xlink:type="simple" xlink:show="embed" xlink:actuate="onLoad"/></draw:frame></text:span><text:span text:style-name="T17">. Donc </text:span><text:span text:style-name="T23">f</text:span><text:span text:style-name="T17"> admet comme primitives sur </text:span><text:span text:style-name="T17"><draw:frame draw:style-name="fr2" draw:name="Objet104" text:anchor-type="as-char" svg:width="1.452cm" svg:height="0.483cm" draw:z-index="108"><draw:object xlink:href="./Object 104" xlink:type="simple" xlink:show="embed" xlink:actuate="onLoad"/><draw:image xlink:href="./ObjectReplacements/Object 104" xlink:type="simple" xlink:show="embed" xlink:actuate="onLoad"/></draw:frame></text:span><text:span text:style-name="T17"> les fonctions :</text:span></text:p>
          <text:p text:style-name="P51"><text:span text:style-name="T17"><draw:frame draw:style-name="fr2" draw:name="Objet105" text:anchor-type="as-char" svg:width="3.366cm" svg:height="1.06cm" draw:z-index="109"><draw:object xlink:href="./Object 105" xlink:type="simple" xlink:show="embed" xlink:actuate="onLoad"/><draw:image xlink:href="./ObjectReplacements/Object 105" xlink:type="simple" xlink:show="embed" xlink:actuate="onLoad"/></draw:frame></text:span><text:span text:style-name="T17"> avec </text:span><text:span text:style-name="T23">c</text:span><text:span text:style-name="T17"> constante réelle quelconque.</text:span></text:p>
        </text:list-item>
        <text:list-item>
          <text:p text:style-name="P49"><text:span text:style-name="T18">Soit </text:span><text:span text:style-name="T22">g</text:span><text:span text:style-name="T18"> définie sur </text:span><text:span text:style-name="T12">ℝ</text:span> par <draw:frame draw:style-name="fr2" draw:name="Objet106" text:anchor-type="as-char" svg:width="2.693cm" svg:height="1.162cm" draw:z-index="110"><draw:object xlink:href="./Object 106" xlink:type="simple" xlink:show="embed" xlink:actuate="onLoad"/><draw:image xlink:href="./ObjectReplacements/Object 106" xlink:type="simple" xlink:show="embed" xlink:actuate="onLoad"/></draw:frame>.</text:p>
          <text:p text:style-name="P49"><text:span text:style-name="T1">g</text:span><text:span text:style-name="T5"> est de la forme </text:span><text:span text:style-name="T5"><draw:frame draw:style-name="fr2" draw:name="Objet107" text:anchor-type="as-char" svg:width="0.778cm" svg:height="1.035cm" draw:z-index="111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5">, où </text:span><text:span text:style-name="T5"><draw:frame draw:style-name="fr2" draw:name="Objet108" text:anchor-type="as-char" svg:width="2.312cm" svg:height="0.545cm" draw:z-index="112"><draw:object xlink:href="./Object 108" xlink:type="simple" xlink:show="embed" xlink:actuate="onLoad"/><draw:image xlink:href="./ObjectReplacements/Object 108" xlink:type="simple" xlink:show="embed" xlink:actuate="onLoad"/></draw:frame></text:span><text:span text:style-name="T5">. Donc </text:span><text:span text:style-name="T1">g</text:span><text:span text:style-name="T5"> admet comme primitives sur </text:span><text:span text:style-name="T10">ℝ</text:span> les fonctions :</text:p>
        </text:list-item>
      </text:list>
      <text:p text:style-name="P2"><draw:frame draw:style-name="fr2" draw:name="Objet109" text:anchor-type="as-char" svg:width="3.498cm" svg:height="0.587cm" draw:z-index="113"><draw:object xlink:href="./Object 109" xlink:type="simple" xlink:show="embed" xlink:actuate="onLoad"/><draw:image xlink:href="./ObjectReplacements/Object 109" xlink:type="simple" xlink:show="embed" xlink:actuate="onLoad"/></draw:frame><text:span text:style-name="T18"> avec </text:span><text:span text:style-name="T22">c</text:span><text:span text:style-name="T18"> constante réelle quelconque.</text:span></text:p>
      <text:p text:style-name="P47"/>
      <text:p text:style-name="P31">Programme :</text:p>
      <text:p text:style-name="Standard"/>
      <text:p text:style-name="Standard"/>
      <table:table table:name="Tableau18" table:style-name="Tableau18">
        <table:table-column table:style-name="Tableau18.A" table:number-columns-repeated="3"/>
        <table:table-row>
          <table:table-cell table:style-name="Tableau18.A1" office:value-type="string">
            <text:p text:style-name="P17">CONTENUS </text:p>
          </table:table-cell>
          <table:table-cell table:style-name="Tableau18.A1" office:value-type="string">
            <text:p text:style-name="P17">MODALITÉS DE MISE EN ŒUVRE </text:p>
          </table:table-cell>
          <table:table-cell table:style-name="Tableau18.C1" office:value-type="string">
            <text:p text:style-name="P17">COMMENTAIRES </text:p>
          </table:table-cell>
        </table:table-row>
        <table:table-row>
          <table:table-cell table:style-name="Tableau18.A2" office:value-type="string">
            <text:p text:style-name="P18">Primitives d’une fonction sur un <text:s/>intervalle. Définition.</text:p>
            <text:p text:style-name="P18">Théorème : «  Deux primitives d’une fonction sur un intervalle différent d’une constante ».</text:p>
          </table:table-cell>
          <table:table-cell table:style-name="Tableau18.A2" office:value-type="string">
            <text:p text:style-name="P18">On déterminera les primitives des fonctions usuelles par lecture inverse du tableau des dérivées.</text:p>
            <text:p text:style-name="P18"/>
          </table:table-cell>
          <table:table-cell table:style-name="Tableau18.C2" office:value-type="string">
            <text:p text:style-name="P18">On ne soulèvera aucune difficulté sur l’existence des primitives des fonctions usuelles.</text:p>
            <text:p text:style-name="P18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16:25:31.22</meta:creation-date>
    <meta:editing-duration>PT4H14M5S</meta:editing-duration>
    <meta:editing-cycles>12</meta:editing-cycles>
    <meta:generator>LibreOffice/3.4$Win32 LibreOffice_project/340m1$Build-402</meta:generator>
    <meta:initial-creator>Johann DOLIVET</meta:initial-creator>
    <dc:date>2011-12-06T18:20:50.11</dc:date>
    <dc:creator>Johann DOLIVET</dc:creator>
    <meta:document-statistic meta:table-count="5" meta:image-count="1" meta:object-count="109" meta:page-count="5" meta:paragraph-count="136" meta:word-count="892" meta:character-count="4540" meta:non-whitespace-character-count="3604"/>
  </office:meta>
</office:document-meta>
</file>

<file path=Object 1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'(x)=f(x)</annotation>
  </semantics>
</math>
</file>

<file path=Object 10/content.xml><?xml version="1.0" encoding="utf-8"?>
<math xmlns="http://www.w3.org/1998/Math/MathML">
  <semantics>
    <mrow>
      <mi>M</mi>
      <mrow>
        <mo stretchy="false">(</mo>
        <mrow>
          <msub>
            <mi>x</mi>
            <mrow>
              <mn>0</mn>
            </mrow>
          </msub>
          <mstyle mathvariant="normal">
            <mrow>
              <mi mathvariant="normal">;</mi>
            </mrow>
          </mstyle>
          <msub>
            <mi>y</mi>
            <mrow>
              <mn>0</mn>
            </mrow>
          </msub>
        </mrow>
        <mo stretchy="false">)</mo>
      </mrow>
    </mrow>
    <annotation encoding="StarMath 5.0">M(x_{0} nitalic; y_{0})</annotation>
  </semantics>
</math>
</file>

<file path=Object 100/content.xml><?xml version="1.0" encoding="utf-8"?>
<math xmlns="http://www.w3.org/1998/Math/MathML">
  <semantics>
    <mrow>
      <mrow>
        <mi>n</mi>
        <mo stretchy="false">⩽</mo>
        <mrow>
          <mo stretchy="false">−</mo>
          <mrow>
            <mn>2</mn>
          </mrow>
        </mrow>
      </mrow>
    </mrow>
    <annotation encoding="StarMath 5.0">n leslant -{2}</annotation>
  </semantics>
</math>
</file>

<file path=Object 101/content.xml><?xml version="1.0" encoding="utf-8"?>
<math xmlns="http://www.w3.org/1998/Math/MathML">
  <semantics>
    <mrow>
      <mrow>
        <mi>F</mi>
        <mo stretchy="false">=</mo>
        <mrow>
          <mfrac>
            <mrow>
              <msup>
                <mi>u</mi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</msup>
            </mrow>
            <mrow>
              <mrow>
                <mi>n</mi>
                <mo stretchy="false">+</mo>
                <mrow>
                  <mn>1</mn>
                </mrow>
              </mrow>
            </mrow>
          </mfrac>
          <mo stretchy="false">+</mo>
          <mi>c</mi>
        </mrow>
      </mrow>
    </mrow>
    <annotation encoding="StarMath 5.0">F={u^{n+{1}}} over {n+{1}}+c</annotation>
  </semantics>
</math>
</file>

<file path=Object 102/content.xml><?xml version="1.0" encoding="utf-8"?>
<math xmlns="http://www.w3.org/1998/Math/MathML">
  <semantics>
    <mrow>
      <mfrac>
        <mrow>
          <mi>u</mi>
          <mi>'</mi>
        </mrow>
        <msup>
          <mi>u</mi>
          <mn>2</mn>
        </msup>
      </mfrac>
    </mrow>
    <annotation encoding="StarMath 5.0">{u'} over u^2</annotation>
  </semantics>
</math>
</file>

<file path=Object 103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−</mo>
          <mrow>
            <mn>1</mn>
          </mrow>
        </mrow>
      </mrow>
    </mrow>
    <annotation encoding="StarMath 5.0">u(x)=x^2-{1}</annotation>
  </semantics>
</math>
</file>

<file path=Object 104/content.xml><?xml version="1.0" encoding="utf-8"?>
<math xmlns="http://www.w3.org/1998/Math/MathML">
  <semantics>
    <mrow>
      <mrow>
        <mo stretchy="false">]</mo>
        <mo stretchy="false">−</mo>
        <mrow>
          <mn>1</mn>
        </mrow>
      </mrow>
      <mstyle mathvariant="normal">
        <mrow>
          <mi mathvariant="normal">;</mi>
        </mrow>
      </mstyle>
      <mrow>
        <mn>1</mn>
      </mrow>
      <mo stretchy="false">[</mo>
    </mrow>
    <annotation encoding="StarMath 5.0">\]-{1} nitalic; {1}\[</annotation>
  </semantics>
</math>
</file>

<file path=Object 10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o stretchy="false">−</mo>
            <mrow>
              <mfrac>
                <mrow>
                  <mn>1</mn>
                </mrow>
                <mrow>
                  <mrow>
                    <msup>
                      <mi>x</mi>
                      <mn>2</mn>
                    </msup>
                    <mo stretchy="false">−</mo>
                    <mrow>
                      <mn>1</mn>
                    </mrow>
                  </mrow>
                </mrow>
              </mfrac>
            </mrow>
          </mrow>
          <mo stretchy="false">+</mo>
          <mi>c</mi>
        </mrow>
      </mrow>
    </mrow>
    <annotation encoding="StarMath 5.0">F(x)=-{{1} over {x^2-{1}}}+c</annotation>
  </semantics>
</math>
</file>

<file path=Object 10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n>4</mn>
            </mrow>
            <msup>
              <mi>x</mi>
              <mrow>
                <mn>3</mn>
              </mrow>
            </msup>
          </mrow>
          <msqrt>
            <mrow>
              <mrow>
                <msup>
                  <mi>x</mi>
                  <mrow>
                    <mn>4</mn>
                  </mrow>
                </msup>
                <mo stretchy="false">+</mo>
                <mrow>
                  <mn>1</mn>
                </mrow>
              </mrow>
            </mrow>
          </msqrt>
        </mfrac>
      </mrow>
    </mrow>
    <annotation encoding="StarMath 5.0">g(x)={{4}x^{3}} over sqrt{x^{4}+{1}}</annotation>
  </semantics>
</math>
</file>

<file path=Object 107/content.xml><?xml version="1.0" encoding="utf-8"?>
<math xmlns="http://www.w3.org/1998/Math/MathML">
  <semantics>
    <mrow>
      <mfrac>
        <mrow>
          <mi>u</mi>
          <mi>'</mi>
        </mrow>
        <msqrt>
          <mrow>
            <mi>u</mi>
          </mrow>
        </msqrt>
      </mfrac>
    </mrow>
    <annotation encoding="StarMath 5.0">{u'} over sqrt{u}</annotation>
  </semantics>
</math>
</file>

<file path=Object 108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row>
              <mn>4</mn>
            </mrow>
          </msup>
          <mo stretchy="false">+</mo>
          <mrow>
            <mn>1</mn>
          </mrow>
        </mrow>
      </mrow>
    </mrow>
    <annotation encoding="StarMath 5.0">u(x)=x^{4}+{1}</annotation>
  </semantics>
</math>
</file>

<file path=Object 109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n>2</mn>
        </mrow>
      </mrow>
      <mrow>
        <msqrt>
          <mrow>
            <mrow>
              <msup>
                <mi>x</mi>
                <mrow>
                  <mn>4</mn>
                </mrow>
              </msup>
              <mo stretchy="false">+</mo>
              <mrow>
                <mn>1</mn>
              </mrow>
            </mrow>
          </mrow>
        </msqrt>
        <mo stretchy="false">+</mo>
        <mi>c</mi>
      </mrow>
    </mrow>
    <annotation encoding="StarMath 5.0">G(x)={2}sqrt{x^{4}+{1}}+c</annotation>
  </semantics>
</math>
</file>

<file path=Object 11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i>F</mi>
      </mrow>
      <mi>'</mi>
      <mrow>
        <mrow>
          <mrow>
            <mo stretchy="false">(</mo>
            <mrow>
              <mi>x</mi>
            </mrow>
            <mo stretchy="false">)</mo>
          </mrow>
          <mo stretchy="false">+</mo>
          <mrow>
            <mn>0</mn>
          </mrow>
        </mrow>
        <mo stretchy="false">=</mo>
        <mi>F</mi>
      </mrow>
      <mi>'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G'(x)=F'(x)+{0}=F'(x)=f(x)</annotation>
  </semantics>
</math>
</file>

<file path=Object 12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13/content.xml><?xml version="1.0" encoding="utf-8"?>
<math xmlns="http://www.w3.org/1998/Math/MathML">
  <semantics>
    <mrow>
      <mrow>
        <mo stretchy="false">(</mo>
        <mrow>
          <mrow>
            <mi>G</mi>
            <mo stretchy="false">−</mo>
            <mi>F</mi>
          </mrow>
        </mrow>
        <mo stretchy="false">)</mo>
      </mrow>
      <mrow>
        <mrow>
          <mo stretchy="false">(</mo>
          <mrow>
            <mi>x</mi>
          </mrow>
          <mo stretchy="false">)</mo>
        </mrow>
        <mo stretchy="false">=</mo>
        <mi>G</mi>
      </mrow>
      <mrow>
        <mrow>
          <mo stretchy="false">(</mo>
          <mrow>
            <mi>x</mi>
          </mrow>
          <mo stretchy="false">)</mo>
        </mrow>
        <mo stretchy="false">−</mo>
        <mi>F</mi>
      </mrow>
      <mrow>
        <mo stretchy="false">(</mo>
        <mrow>
          <mi>x</mi>
        </mrow>
        <mo stretchy="false">)</mo>
      </mrow>
    </mrow>
    <annotation encoding="StarMath 5.0">(G-F)(x)=G(x)-F(x)</annotation>
  </semantics>
</math>
</file>

<file path=Object 14/content.xml><?xml version="1.0" encoding="utf-8"?>
<math xmlns="http://www.w3.org/1998/Math/MathML">
  <semantics>
    <mrow>
      <mrow>
        <mo stretchy="false">(</mo>
        <mrow>
          <mrow>
            <mi>G</mi>
            <mo stretchy="false">−</mo>
            <mi>F</mi>
          </mrow>
        </mrow>
        <mo stretchy="false">)</mo>
      </mrow>
      <mi>'</mi>
      <mrow>
        <mrow>
          <mo stretchy="false">(</mo>
          <mrow>
            <mi>x</mi>
          </mrow>
          <mo stretchy="false">)</mo>
        </mrow>
        <mo stretchy="false">=</mo>
        <mi>G</mi>
      </mrow>
      <mi>'</mi>
      <mrow>
        <mrow>
          <mo stretchy="false">(</mo>
          <mrow>
            <mi>x</mi>
          </mrow>
          <mo stretchy="false">)</mo>
        </mrow>
        <mo stretchy="false">−</mo>
        <mi>F</mi>
      </mrow>
      <mi>'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i>f</mi>
      </mrow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(G-F)'(x)=G'(x)-F'(x)=f(x)-f(x)={0}</annotation>
  </semantics>
</math>
</file>

<file path=Object 15/content.xml><?xml version="1.0" encoding="utf-8"?>
<math xmlns="http://www.w3.org/1998/Math/MathML">
  <semantics>
    <mrow>
      <mrow>
        <mi>G</mi>
        <mo stretchy="false">−</mo>
        <mi>F</mi>
      </mrow>
    </mrow>
    <annotation encoding="StarMath 5.0">G-F</annotation>
  </semantics>
</math>
</file>

<file path=Object 1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G(x)=F(x)+k</annotation>
  </semantics>
</math>
</file>

<file path=Object 17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18/content.xml><?xml version="1.0" encoding="utf-8"?>
<math xmlns="http://www.w3.org/1998/Math/MathML">
  <semantics>
    <mrow>
      <msub>
        <mi>y</mi>
        <mrow>
          <mn>0</mn>
        </mrow>
      </msub>
    </mrow>
    <annotation encoding="StarMath 5.0">y_{0}</annotation>
  </semantics>
</math>
</file>

<file path=Object 19/content.xml><?xml version="1.0" encoding="utf-8"?>
<math xmlns="http://www.w3.org/1998/Math/MathML">
  <semantics>
    <mrow>
      <mi>G</mi>
      <mrow>
        <mrow>
          <mo stretchy="false">(</mo>
          <mrow>
            <msub>
              <mi>x</mi>
              <mrow>
                <mn>0</mn>
              </mrow>
            </msub>
          </mrow>
          <mo stretchy="false">)</mo>
        </mrow>
        <mo stretchy="false">=</mo>
        <msub>
          <mi>y</mi>
          <mrow>
            <mn>0</mn>
          </mrow>
        </msub>
      </mrow>
    </mrow>
    <annotation encoding="StarMath 5.0">G(x_{0})=y_{0}</annotation>
  </semantics>
</math>
</file>

<file path=Object 2/content.xml><?xml version="1.0" encoding="utf-8"?>
<math xmlns="http://www.w3.org/1998/Math/MathML">
  <semantics>
    <mrow>
      <mrow>
        <mn>3</mn>
      </mrow>
      <mrow>
        <mi>x</mi>
        <mo stretchy="false">+</mo>
        <mrow>
          <mn>4</mn>
        </mrow>
      </mrow>
    </mrow>
    <annotation encoding="StarMath 5.0">{3}x+{4}</annotation>
  </semantics>
</math>
</file>

<file path=Object 20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G(x)=F(x)+k</annotation>
  </semantics>
</math>
</file>

<file path=Object 21/content.xml><?xml version="1.0" encoding="utf-8"?>
<math xmlns="http://www.w3.org/1998/Math/MathML">
  <semantics>
    <mrow>
      <mi>G</mi>
      <mrow>
        <mrow>
          <mo stretchy="false">(</mo>
          <mrow>
            <msub>
              <mi>x</mi>
              <mrow>
                <mn>0</mn>
              </mrow>
            </msub>
          </mrow>
          <mo stretchy="false">)</mo>
        </mrow>
        <mo stretchy="false">=</mo>
        <msub>
          <mi>y</mi>
          <mrow>
            <mn>0</mn>
          </mrow>
        </msub>
      </mrow>
    </mrow>
    <annotation encoding="StarMath 5.0">G(x_{0})=y_{0}</annotation>
  </semantics>
</math>
</file>

<file path=Object 22/content.xml><?xml version="1.0" encoding="utf-8"?>
<math xmlns="http://www.w3.org/1998/Math/MathML">
  <semantics>
    <mrow>
      <mi>F</mi>
      <mrow>
        <mrow>
          <mrow>
            <mo stretchy="false">(</mo>
            <mrow>
              <msub>
                <mi>x</mi>
                <mrow>
                  <mn>0</mn>
                </mrow>
              </msub>
            </mrow>
            <mo stretchy="false">)</mo>
          </mrow>
          <mo stretchy="false">+</mo>
          <mi>k</mi>
        </mrow>
        <mo stretchy="false">=</mo>
        <msub>
          <mi>y</mi>
          <mrow>
            <mn>0</mn>
          </mrow>
        </msub>
      </mrow>
    </mrow>
    <annotation encoding="StarMath 5.0">F(x_{0})+k=y_{0}</annotation>
  </semantics>
</math>
</file>

<file path=Object 23/content.xml><?xml version="1.0" encoding="utf-8"?>
<math xmlns="http://www.w3.org/1998/Math/MathML">
  <semantics>
    <mrow>
      <mrow>
        <mi>k</mi>
        <mo stretchy="false">=</mo>
        <mrow>
          <msub>
            <mi>y</mi>
            <mrow>
              <mn>0</mn>
            </mrow>
          </msub>
          <mo stretchy="false">−</mo>
          <mi>F</mi>
        </mrow>
      </mrow>
      <mrow>
        <mo stretchy="false">(</mo>
        <mrow>
          <msub>
            <mi>x</mi>
            <mrow>
              <mn>0</mn>
            </mrow>
          </msub>
        </mrow>
        <mo stretchy="false">)</mo>
      </mrow>
    </mrow>
    <annotation encoding="StarMath 5.0">k=y_{0}-F(x_{0})</annotation>
  </semantics>
</math>
</file>

<file path=Object 24/content.xml><?xml version="1.0" encoding="utf-8"?>
<math xmlns="http://www.w3.org/1998/Math/MathML">
  <semantics>
    <mrow>
      <msub>
        <mi>y</mi>
        <mrow>
          <mn>0</mn>
        </mrow>
      </msub>
    </mrow>
    <annotation encoding="StarMath 5.0">y_{0}</annotation>
  </semantics>
</math>
</file>

<file path=Object 25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26/content.xml><?xml version="1.0" encoding="utf-8"?>
<math xmlns="http://www.w3.org/1998/Math/MathML">
  <semantics>
    <mrow>
      <mrow>
        <mn>2</mn>
      </mrow>
      <mi>x</mi>
    </mrow>
    <annotation encoding="StarMath 5.0">{2}x</annotation>
  </semantics>
</math>
</file>

<file path=Object 27/content.xml><?xml version="1.0" encoding="utf-8"?>
<math xmlns="http://www.w3.org/1998/Math/MathML">
  <semantics>
    <mrow>
      <msup>
        <mi>x</mi>
        <mn>2</mn>
      </msup>
    </mrow>
    <annotation encoding="StarMath 5.0">x^2</annotation>
  </semantics>
</math>
</file>

<file path=Object 28/content.xml><?xml version="1.0" encoding="utf-8"?>
<math xmlns="http://www.w3.org/1998/Math/MathML">
  <semantics>
    <mrow>
      <mrow>
        <msup>
          <mi>x</mi>
          <mn>2</mn>
        </msup>
        <mo stretchy="false">+</mo>
        <mrow>
          <mn>15</mn>
        </mrow>
      </mrow>
    </mrow>
    <annotation encoding="StarMath 5.0">x^2+{15}</annotation>
  </semantics>
</math>
</file>

<file path=Object 29/content.xml><?xml version="1.0" encoding="utf-8"?>
<math xmlns="http://www.w3.org/1998/Math/MathML">
  <semantics>
    <mrow>
      <mrow>
        <msup>
          <mi>x</mi>
          <mn>2</mn>
        </msup>
        <mo stretchy="false">+</mo>
        <mrow>
          <mo stretchy="false">π</mo>
        </mrow>
      </mrow>
    </mrow>
    <annotation encoding="StarMath 5.0">x^2+{%pi}</annotation>
  </semantics>
</math>
</file>

<file path=Object 3/content.xml><?xml version="1.0" encoding="utf-8"?>
<math xmlns="http://www.w3.org/1998/Math/MathML">
  <semantics>
    <mrow>
      <mrow>
        <msup>
          <mi>x</mi>
          <mn>2</mn>
        </msup>
        <mo stretchy="false">+</mo>
        <mrow>
          <mn>3</mn>
        </mrow>
      </mrow>
      <mi>x</mi>
    </mrow>
    <annotation encoding="StarMath 5.0">x^2+{3}x</annotation>
  </semantics>
</math>
</file>

<file path=Object 30/content.xml><?xml version="1.0" encoding="utf-8"?>
<math xmlns="http://www.w3.org/1998/Math/MathML">
  <semantics>
    <mrow>
      <mrow>
        <msup>
          <mi>x</mi>
          <mn>2</mn>
        </msup>
        <mo stretchy="false">+</mo>
        <mfrac>
          <msqrt>
            <mrow>
              <mn>3</mn>
            </mrow>
          </msqrt>
          <mrow>
            <mn>2</mn>
          </mrow>
        </mfrac>
      </mrow>
    </mrow>
    <annotation encoding="StarMath 5.0">x^2+sqrt{3} over {2}</annotation>
  </semantics>
</math>
</file>

<file path=Object 31/content.xml><?xml version="1.0" encoding="utf-8"?>
<math xmlns="http://www.w3.org/1998/Math/MathML">
  <semantics>
    <mrow>
      <mi>G</mi>
      <mrow>
        <mrow>
          <mo stretchy="false">(</mo>
          <mrow>
            <mrow>
              <mn>2</mn>
            </mrow>
          </mrow>
          <mo stretchy="false">)</mo>
        </mrow>
        <mo stretchy="false">=</mo>
        <mrow>
          <mo stretchy="false">−</mo>
          <mrow>
            <mn>3</mn>
          </mrow>
        </mrow>
      </mrow>
    </mrow>
    <annotation encoding="StarMath 5.0">G({2})=-{3}</annotation>
  </semantics>
</math>
</file>

<file path=Object 3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+</mo>
          <mi>k</mi>
        </mrow>
      </mrow>
    </mrow>
    <annotation encoding="StarMath 5.0">G(x)=x^2+k</annotation>
  </semantics>
</math>
</file>

<file path=Object 33/content.xml><?xml version="1.0" encoding="utf-8"?>
<math xmlns="http://www.w3.org/1998/Math/MathML">
  <semantics>
    <mrow>
      <mi>G</mi>
      <mrow>
        <mrow>
          <mo stretchy="false">(</mo>
          <mrow>
            <mrow>
              <mn>2</mn>
            </mrow>
          </mrow>
          <mo stretchy="false">)</mo>
        </mrow>
        <mo stretchy="false">=</mo>
        <mrow>
          <mo stretchy="false">−</mo>
          <mrow>
            <mn>3</mn>
          </mrow>
        </mrow>
      </mrow>
    </mrow>
    <annotation encoding="StarMath 5.0">G({2})=-{3}</annotation>
  </semantics>
</math>
</file>

<file path=Object 34/content.xml><?xml version="1.0" encoding="utf-8"?>
<math xmlns="http://www.w3.org/1998/Math/MathML">
  <semantics>
    <mrow>
      <mrow>
        <mrow>
          <mrow>
            <mn>4</mn>
          </mrow>
          <mo stretchy="false">+</mo>
          <mi>k</mi>
        </mrow>
        <mo stretchy="false">=</mo>
        <mrow>
          <mo stretchy="false">−</mo>
          <mrow>
            <mn>3</mn>
          </mrow>
        </mrow>
      </mrow>
    </mrow>
    <annotation encoding="StarMath 5.0">{4}+k=-{3}</annotation>
  </semantics>
</math>
</file>

<file path=Object 35/content.xml><?xml version="1.0" encoding="utf-8"?>
<math xmlns="http://www.w3.org/1998/Math/MathML">
  <semantics>
    <mrow>
      <mrow>
        <mi>k</mi>
        <mo stretchy="false">=</mo>
        <mrow>
          <mo stretchy="false">−</mo>
          <mrow>
            <mn>7</mn>
          </mrow>
        </mrow>
      </mrow>
    </mrow>
    <annotation encoding="StarMath 5.0">k=-{7}</annotation>
  </semantics>
</math>
</file>

<file path=Object 36/content.xml><?xml version="1.0" encoding="utf-8"?>
<math xmlns="http://www.w3.org/1998/Math/MathML">
  <semantics>
    <mrow>
      <mi>G</mi>
      <mrow>
        <mrow>
          <mo stretchy="false">(</mo>
          <mrow>
            <mrow>
              <mn>2</mn>
            </mrow>
          </mrow>
          <mo stretchy="false">)</mo>
        </mrow>
        <mo stretchy="false">=</mo>
        <mrow>
          <mo stretchy="false">−</mo>
          <mrow>
            <mn>3</mn>
          </mrow>
        </mrow>
      </mrow>
    </mrow>
    <annotation encoding="StarMath 5.0">G({2})=-{3}</annotation>
  </semantics>
</math>
</file>

<file path=Object 37/content.xml><?xml version="1.0" encoding="utf-8"?>
<math xmlns="http://www.w3.org/1998/Math/MathML">
  <semantics>
    <mrow>
      <mrow>
        <mi>f</mi>
        <mo stretchy="false">+</mo>
        <mi>g</mi>
      </mrow>
    </mrow>
    <annotation encoding="StarMath 5.0">f+g</annotation>
  </semantics>
</math>
</file>

<file path=Object 38/content.xml><?xml version="1.0" encoding="utf-8"?>
<math xmlns="http://www.w3.org/1998/Math/MathML">
  <semantics>
    <mrow>
      <mrow>
        <msup>
          <mi>x</mi>
          <mn>2</mn>
        </msup>
        <mo stretchy="false">−</mo>
        <mrow>
          <mn>7</mn>
        </mrow>
      </mrow>
    </mrow>
    <annotation encoding="StarMath 5.0">x^2-{7}</annotation>
  </semantics>
</math>
</file>

<file path=Object 39/content.xml><?xml version="1.0" encoding="utf-8"?>
<math xmlns="http://www.w3.org/1998/Math/MathML">
  <semantics>
    <mrow>
      <mi>k</mi>
      <mover accent="true">
        <mrow>
          <mi>j</mi>
        </mrow>
        <mo stretchy="false">⃗</mo>
      </mover>
    </mrow>
    <annotation encoding="StarMath 5.0"> k vec {j}</annotation>
  </semantics>
</math>
</file>

<file path=Object 4/content.xml><?xml version="1.0" encoding="utf-8"?>
<math xmlns="http://www.w3.org/1998/Math/MathML">
  <semantics>
    <mrow>
      <mrow>
        <mn>2</mn>
      </mrow>
      <mrow>
        <mi>x</mi>
        <mo stretchy="false">+</mo>
        <mrow>
          <mn>3</mn>
        </mrow>
      </mrow>
    </mrow>
    <annotation encoding="StarMath 5.0">{2}x+{3}</annotation>
  </semantics>
</math>
</file>

<file path=Object 40/content.xml><?xml version="1.0" encoding="utf-8"?>
<math xmlns="http://www.w3.org/1998/Math/MathML">
  <semantics>
    <mrow>
      <mrow>
        <mi>F</mi>
        <mo stretchy="false">+</mo>
        <mi>G</mi>
      </mrow>
    </mrow>
    <annotation encoding="StarMath 5.0">F+G</annotation>
  </semantics>
</math>
</file>

<file path=Object 41/content.xml><?xml version="1.0" encoding="utf-8"?>
<math xmlns="http://www.w3.org/1998/Math/MathML">
  <semantics>
    <mrow>
      <mo stretchy="false">α</mo>
      <mi>f</mi>
    </mrow>
    <annotation encoding="StarMath 5.0">%alpha f</annotation>
  </semantics>
</math>
</file>

<file path=Object 42/content.xml><?xml version="1.0" encoding="utf-8"?>
<math xmlns="http://www.w3.org/1998/Math/MathML">
  <semantics>
    <mrow>
      <mo stretchy="false">α</mo>
      <mi>F</mi>
    </mrow>
    <annotation encoding="StarMath 5.0">%alpha F</annotation>
  </semantics>
</math>
</file>

<file path=Object 43/content.xml><?xml version="1.0" encoding="utf-8"?>
<math xmlns="http://www.w3.org/1998/Math/MathML">
  <semantics>
    <mrow>
      <mrow>
        <mo stretchy="false">(</mo>
        <mrow>
          <mrow>
            <mi>F</mi>
            <mo stretchy="false">+</mo>
            <mi>G</mi>
          </mrow>
        </mrow>
        <mo stretchy="false">)</mo>
      </mrow>
      <mi>'</mi>
      <mrow>
        <mrow>
          <mo stretchy="false">(</mo>
          <mrow>
            <mi>x</mi>
          </mrow>
          <mo stretchy="false">)</mo>
        </mrow>
        <mo stretchy="false">=</mo>
        <mi>F</mi>
      </mrow>
      <mi>'</mi>
      <mrow>
        <mrow>
          <mo stretchy="false">(</mo>
          <mrow>
            <mi>x</mi>
          </mrow>
          <mo stretchy="false">)</mo>
        </mrow>
        <mo stretchy="false">+</mo>
        <mi>G</mi>
      </mrow>
      <mi>'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f</mi>
              <mo stretchy="false">+</mo>
              <mi>g</mi>
            </mrow>
          </mrow>
          <mo stretchy="false">)</mo>
        </mrow>
      </mrow>
      <mrow>
        <mo stretchy="false">(</mo>
        <mrow>
          <mi>x</mi>
        </mrow>
        <mo stretchy="false">)</mo>
      </mrow>
    </mrow>
    <annotation encoding="StarMath 5.0">(F+G)'(x)=F'(x)+G'(x)=f(x)+g(x)=(f+g)(x)</annotation>
  </semantics>
</math>
</file>

<file path=Object 44/content.xml><?xml version="1.0" encoding="utf-8"?>
<math xmlns="http://www.w3.org/1998/Math/MathML">
  <semantics>
    <mrow>
      <mrow>
        <mi>F</mi>
        <mo stretchy="false">+</mo>
        <mi>G</mi>
      </mrow>
    </mrow>
    <annotation encoding="StarMath 5.0">F+G</annotation>
  </semantics>
</math>
</file>

<file path=Object 45/content.xml><?xml version="1.0" encoding="utf-8"?>
<math xmlns="http://www.w3.org/1998/Math/MathML">
  <semantics>
    <mrow>
      <mrow>
        <mi>f</mi>
        <mo stretchy="false">+</mo>
        <mi>g</mi>
      </mrow>
    </mrow>
    <annotation encoding="StarMath 5.0">f+g</annotation>
  </semantics>
</math>
</file>

<file path=Object 46/content.xml><?xml version="1.0" encoding="utf-8"?>
<math xmlns="http://www.w3.org/1998/Math/MathML">
  <semantics>
    <mrow>
      <mrow>
        <mo stretchy="false">(</mo>
        <mrow>
          <mo stretchy="false">α</mo>
          <mi>F</mi>
        </mrow>
        <mo stretchy="false">)</mo>
      </mrow>
      <mi>'</mi>
      <mrow>
        <mrow>
          <mo stretchy="false">(</mo>
          <mrow>
            <mi>x</mi>
          </mrow>
          <mo stretchy="false">)</mo>
        </mrow>
        <mo stretchy="false">=</mo>
        <mo stretchy="false">α</mo>
      </mrow>
      <mi>F</mi>
      <mi>'</mi>
      <mrow>
        <mrow>
          <mo stretchy="false">(</mo>
          <mrow>
            <mi>x</mi>
          </mrow>
          <mo stretchy="false">)</mo>
        </mrow>
        <mo stretchy="false">=</mo>
        <mo stretchy="false">α</mo>
      </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o stretchy="false">α</mo>
            <mi>f</mi>
          </mrow>
          <mo stretchy="false">)</mo>
        </mrow>
      </mrow>
      <mrow>
        <mo stretchy="false">(</mo>
        <mrow>
          <mi>x</mi>
        </mrow>
        <mo stretchy="false">)</mo>
      </mrow>
    </mrow>
    <annotation encoding="StarMath 5.0">(%alpha F)'(x)=%alpha F'(x)=%alpha f(x)=(%alpha f)(x)</annotation>
  </semantics>
</math>
</file>

<file path=Object 47/content.xml><?xml version="1.0" encoding="utf-8"?>
<math xmlns="http://www.w3.org/1998/Math/MathML">
  <semantics>
    <mrow>
      <mrow>
        <mi>f</mi>
        <mo stretchy="false">=</mo>
        <mfrac>
          <mrow>
            <mi>u</mi>
            <mi>'</mi>
          </mrow>
          <msup>
            <mi>u</mi>
            <mi>n</mi>
          </msup>
        </mfrac>
      </mrow>
    </mrow>
    <annotation encoding="StarMath 5.0">f={u'} over u^n</annotation>
  </semantics>
</math>
</file>

<file path=Object 4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o stretchy="false">…</mo>
      </mrow>
    </mrow>
    <annotation encoding="StarMath 5.0">F(x)=dotslow</annotation>
  </semantics>
</math>
</file>

<file path=Object 49/content.xml><?xml version="1.0" encoding="utf-8"?>
<math xmlns="http://www.w3.org/1998/Math/MathML">
  <semantics>
    <mrow>
      <mrow>
        <mi>I</mi>
        <mo stretchy="false">=</mo>
        <mo stretchy="false">…</mo>
      </mrow>
    </mrow>
    <annotation encoding="StarMath 5.0">I=dotslow</annotation>
  </semantics>
</math>
</file>

<file path=Object 5/content.xml><?xml version="1.0" encoding="utf-8"?>
<math xmlns="http://www.w3.org/1998/Math/MathML">
  <semantics>
    <mrow>
      <mrow>
        <msup>
          <mi>x</mi>
          <mn>2</mn>
        </msup>
        <mo stretchy="false">+</mo>
        <mrow>
          <mn>3</mn>
        </mrow>
      </mrow>
      <mrow>
        <mi>x</mi>
        <mo stretchy="false">+</mo>
        <mn>5</mn>
      </mrow>
    </mrow>
    <annotation encoding="StarMath 5.0">x^2+{3}x+5</annotation>
  </semantics>
</math>
</file>

<file path=Object 50/content.xml><?xml version="1.0" encoding="utf-8"?>
<math xmlns="http://www.w3.org/1998/Math/MathML">
  <semantics>
    <mrow>
      <mrow>
        <mi>F</mi>
        <mo stretchy="false">=</mo>
        <mrow>
          <mfrac>
            <mrow>
              <mrow>
                <mo stretchy="false">−</mo>
                <mrow>
                  <mn>1</mn>
                </mrow>
              </mrow>
            </mrow>
            <mrow>
              <mrow>
                <mo stretchy="false">(</mo>
                <mrow>
                  <mrow>
                    <mi>n</mi>
                    <mo stretchy="false">−</mo>
                    <mrow>
                      <mn>1</mn>
                    </mrow>
                  </mrow>
                </mrow>
                <mo stretchy="false">)</mo>
              </mrow>
              <msup>
                <mi>u</mi>
                <mrow>
                  <mrow>
                    <mi>n</mi>
                    <mo stretchy="false">−</mo>
                    <mrow>
                      <mn>1</mn>
                    </mrow>
                  </mrow>
                </mrow>
              </msup>
            </mrow>
          </mfrac>
          <mo stretchy="false">+</mo>
          <mi>c</mi>
        </mrow>
      </mrow>
    </mrow>
    <annotation encoding="StarMath 5.0">F={-{1}} over {(n-{1})u^{n-{1}}}+c</annotation>
  </semantics>
</math>
</file>

<file path=Object 5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k</mi>
      </mrow>
    </mrow>
    <annotation encoding="StarMath 5.0">f(x)=k</annotation>
  </semantics>
</math>
</file>

<file path=Object 5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k</mi>
      </mrow>
      <mrow>
        <mi>x</mi>
        <mo stretchy="false">+</mo>
        <mi>c</mi>
      </mrow>
    </mrow>
    <annotation encoding="StarMath 5.0">F(x)=k x+c</annotation>
  </semantics>
</math>
</file>

<file path=Object 5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f(x)=x</annotation>
  </semantics>
</math>
</file>

<file path=Object 5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2</mn>
          </mrow>
        </mfrac>
      </mrow>
      <mrow>
        <msup>
          <mi>x</mi>
          <mn>2</mn>
        </msup>
        <mo stretchy="false">+</mo>
        <mi>c</mi>
      </mrow>
    </mrow>
    <annotation encoding="StarMath 5.0">F(x)={1} over {2}x^2+c</annotation>
  </semantics>
</math>
</file>

<file path=Object 55/content.xml><?xml version="1.0" encoding="utf-8"?>
<math xmlns="http://www.w3.org/1998/Math/MathML">
  <semantics>
    <mrow>
      <mrow>
        <mi>n</mi>
        <mo stretchy="false">⩽</mo>
        <mrow>
          <mo stretchy="false">−</mo>
          <mrow>
            <mn>2</mn>
          </mrow>
        </mrow>
      </mrow>
    </mrow>
    <annotation encoding="StarMath 5.0">n leslant -{2}</annotation>
  </semantics>
</math>
</file>

<file path=Object 56/content.xml><?xml version="1.0" encoding="utf-8"?>
<math xmlns="http://www.w3.org/1998/Math/MathML">
  <semantics>
    <mrow>
      <mrow>
        <mi>n</mi>
        <mo stretchy="false">&gt;</mo>
        <mrow>
          <mn>1</mn>
        </mrow>
      </mrow>
    </mrow>
    <annotation encoding="StarMath 5.0">n&gt;{1}</annotation>
  </semantics>
</math>
</file>

<file path=Object 57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u(x)%notequal {0}</annotation>
  </semantics>
</math>
</file>

<file path=Object 58/content.xml><?xml version="1.0" encoding="utf-8"?>
<math xmlns="http://www.w3.org/1998/Math/MathML">
  <semantics>
    <mrow>
      <mrow>
        <mi>f</mi>
        <mo stretchy="false">=</mo>
        <mfrac>
          <mrow>
            <mi>u</mi>
            <mi>'</mi>
          </mrow>
          <msqrt>
            <mrow>
              <mi>u</mi>
            </mrow>
          </msqrt>
        </mfrac>
      </mrow>
    </mrow>
    <annotation encoding="StarMath 5.0">f={u'} over sqrt{u}</annotation>
  </semantics>
</math>
</file>

<file path=Object 5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sup>
            <mi>x</mi>
            <mn>2</mn>
          </msup>
        </mfrac>
      </mrow>
    </mrow>
    <annotation encoding="StarMath 5.0">f(x)={1} over x^2</annotation>
  </semantics>
</math>
</file>

<file path=Object 6/content.xml><?xml version="1.0" encoding="utf-8"?>
<math xmlns="http://www.w3.org/1998/Math/MathML">
  <semantics>
    <mrow>
      <mrow>
        <mn>2</mn>
      </mrow>
      <mrow>
        <mi>x</mi>
        <mo stretchy="false">+</mo>
        <mrow>
          <mn>3</mn>
        </mrow>
      </mrow>
    </mrow>
    <annotation encoding="StarMath 5.0">{2}x+{3}</annotation>
  </semantics>
</math>
</file>

<file path=Object 6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o stretchy="false">−</mo>
            <mrow>
              <mfrac>
                <mrow>
                  <mn>1</mn>
                </mrow>
                <mi>x</mi>
              </mfrac>
            </mrow>
          </mrow>
          <mo stretchy="false">+</mo>
          <mi>c</mi>
        </mrow>
      </mrow>
    </mrow>
    <annotation encoding="StarMath 5.0">F(x)=-{{1} over x}+c</annotation>
  </semantics>
</math>
</file>

<file path=Object 61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6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6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i>n</mi>
        </msup>
      </mrow>
    </mrow>
    <annotation encoding="StarMath 5.0">f(x)=x^n</annotation>
  </semantics>
</math>
</file>

<file path=Object 64/content.xml><?xml version="1.0" encoding="utf-8"?>
<math xmlns="http://www.w3.org/1998/Math/MathML">
  <semantics>
    <mrow>
      <mrow>
        <mi>F</mi>
        <mo stretchy="false">=</mo>
        <mrow>
          <mn>2</mn>
        </mrow>
      </mrow>
      <mrow>
        <msqrt>
          <mrow>
            <mi>u</mi>
          </mrow>
        </msqrt>
        <mo stretchy="false">+</mo>
        <mi>c</mi>
      </mrow>
    </mrow>
    <annotation encoding="StarMath 5.0">F={2}sqrt{u}+c</annotation>
  </semantics>
</math>
</file>

<file path=Object 65/content.xml><?xml version="1.0" encoding="utf-8"?>
<math xmlns="http://www.w3.org/1998/Math/MathML">
  <semantics>
    <mrow>
      <mrow>
        <mi>f</mi>
        <mo stretchy="false">=</mo>
        <mfrac>
          <mrow>
            <mi>u</mi>
            <mi>'</mi>
          </mrow>
          <msup>
            <mi>u</mi>
            <mn>2</mn>
          </msup>
        </mfrac>
      </mrow>
    </mrow>
    <annotation encoding="StarMath 5.0">f={u'} over u^2</annotation>
  </semantics>
</math>
</file>

<file path=Object 6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frac>
            <mrow>
              <mn>1</mn>
            </mrow>
            <mrow>
              <mrow>
                <mi>n</mi>
                <mo stretchy="false">+</mo>
                <mrow>
                  <mn>1</mn>
                </mrow>
              </mrow>
            </mrow>
          </mfrac>
        </mrow>
      </mrow>
      <mrow>
        <msup>
          <mi>x</mi>
          <mrow>
            <mrow>
              <mi>n</mi>
              <mo stretchy="false">+</mo>
              <mrow>
                <mn>1</mn>
              </mrow>
            </mrow>
          </mrow>
        </msup>
        <mo stretchy="false">+</mo>
        <mi>c</mi>
      </mrow>
    </mrow>
    <annotation encoding="StarMath 5.0">F(x)={{1} over {n+{1}}}x^{n+{1}}+c</annotation>
  </semantics>
</math>
</file>

<file path=Object 6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sup>
            <mi>x</mi>
            <mi>n</mi>
          </msup>
        </mfrac>
      </mrow>
    </mrow>
    <annotation encoding="StarMath 5.0">f(x)={1} over x^n</annotation>
  </semantics>
</math>
</file>

<file path=Object 68/content.xml><?xml version="1.0" encoding="utf-8"?>
<math xmlns="http://www.w3.org/1998/Math/MathML">
  <semantics>
    <mrow>
      <mrow>
        <mi>n</mi>
        <mo stretchy="false">⩾</mo>
        <mrow>
          <mn>2</mn>
        </mrow>
      </mrow>
    </mrow>
    <annotation encoding="StarMath 5.0">n geslant {2}</annotation>
  </semantics>
</math>
</file>

<file path=Object 6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o stretchy="false">−</mo>
            <mrow>
              <mfrac>
                <mrow>
                  <mn>1</mn>
                </mrow>
                <mrow>
                  <mrow>
                    <mo stretchy="false">(</mo>
                    <mrow>
                      <mrow>
                        <mi>n</mi>
                        <mo stretchy="false">−</mo>
                        <mrow>
                          <mn>1</mn>
                        </mrow>
                      </mrow>
                    </mrow>
                    <mo stretchy="false">)</mo>
                  </mrow>
                  <msup>
                    <mi>x</mi>
                    <mrow>
                      <mrow>
                        <mi>n</mi>
                        <mo stretchy="false">−</mo>
                        <mrow>
                          <mn>1</mn>
                        </mrow>
                      </mrow>
                    </mrow>
                  </msup>
                </mrow>
              </mfrac>
            </mrow>
          </mrow>
          <mo stretchy="false">+</mo>
          <mi>c</mi>
        </mrow>
      </mrow>
    </mrow>
    <annotation encoding="StarMath 5.0">F(x)=-{{1} over {(n-{1})x^{n-{1}}}}+c</annotation>
  </semantics>
</math>
</file>

<file path=Object 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G(x)=F(x)+k</annotation>
  </semantics>
</math>
</file>

<file path=Object 70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71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7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sqrt>
            <mrow>
              <mi>x</mi>
            </mrow>
          </msqrt>
        </mfrac>
      </mrow>
    </mrow>
    <annotation encoding="StarMath 5.0">f(x)={1} over sqrt{x}</annotation>
  </semantics>
</math>
</file>

<file path=Object 7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2</mn>
        </mrow>
      </mrow>
      <mrow>
        <msqrt>
          <mrow>
            <mi>x</mi>
          </mrow>
        </msqrt>
        <mo stretchy="false">+</mo>
        <mi>c</mi>
      </mrow>
    </mrow>
    <annotation encoding="StarMath 5.0">F(x)={2}sqrt{x}+c</annotation>
  </semantics>
</math>
</file>

<file path=Object 74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7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i>x</mi>
        </mfrac>
      </mrow>
    </mrow>
    <annotation encoding="StarMath 5.0">f(x)={1} over x</annotation>
  </semantics>
</math>
</file>

<file path=Object 76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7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row>
                <mo stretchy="false">−</mo>
                <msup>
                  <mi>x</mi>
                  <mrow>
                    <mn>3</mn>
                  </mrow>
                </msup>
              </mrow>
              <mo stretchy="false">+</mo>
              <mrow>
                <mn>3</mn>
              </mrow>
            </mrow>
            <mrow>
              <msup>
                <mi>x</mi>
                <mrow>
                  <mn>2</mn>
                </mrow>
              </msup>
              <mo stretchy="false">+</mo>
              <mrow>
                <mn>2</mn>
              </mrow>
            </mrow>
          </mrow>
          <msup>
            <mi>x</mi>
            <mn>2</mn>
          </msup>
        </mfrac>
      </mrow>
    </mrow>
    <annotation encoding="StarMath 5.0">f(x)={-x^{3}+{3}x^{2}+{2}} over x^2</annotation>
  </semantics>
</math>
</file>

<file path=Object 78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79/content.xml><?xml version="1.0" encoding="utf-8"?>
<math xmlns="http://www.w3.org/1998/Math/MathML">
  <semantics>
    <mrow>
      <mi>f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row>
                <mrow>
                  <mfrac>
                    <mrow>
                      <mo stretchy="false">−</mo>
                      <msup>
                        <mi>x</mi>
                        <mrow>
                          <mn>3</mn>
                        </mrow>
                      </msup>
                    </mrow>
                    <msup>
                      <mi>x</mi>
                      <mn>2</mn>
                    </msup>
                  </mfrac>
                </mrow>
                <mo stretchy="false">+</mo>
                <mrow>
                  <mfrac>
                    <mrow>
                      <msup>
                        <mn>3x</mn>
                        <mn>2</mn>
                      </msup>
                    </mrow>
                    <msup>
                      <mi>x</mi>
                      <mn>2</mn>
                    </msup>
                  </mfrac>
                </mrow>
              </mrow>
              <mo stretchy="false">+</mo>
              <mrow>
                <mfrac>
                  <mrow>
                    <mn>2</mn>
                  </mrow>
                  <msup>
                    <mi>x</mi>
                    <mn>2</mn>
                  </msup>
                </mfrac>
              </mrow>
            </mrow>
          </mrow>
          <mo stretchy="false">=</mo>
          <mrow>
            <mrow>
              <mrow>
                <mo stretchy="false">−</mo>
                <mi>x</mi>
              </mrow>
              <mo stretchy="false">+</mo>
              <mrow>
                <mn>3</mn>
              </mrow>
            </mrow>
            <mo stretchy="false">+</mo>
            <mfrac>
              <mrow>
                <mn>2</mn>
              </mrow>
              <msup>
                <mi>x</mi>
                <mn>2</mn>
              </msup>
            </mfrac>
          </mrow>
        </mrow>
        <mo stretchy="false">=</mo>
        <mrow>
          <mrow>
            <mrow>
              <mo stretchy="false">−</mo>
              <mi>x</mi>
            </mrow>
            <mo stretchy="false">+</mo>
            <mrow>
              <mn>3</mn>
            </mrow>
          </mrow>
          <mo stretchy="false">+</mo>
          <mrow>
            <mrow>
              <mn>2</mn>
            </mrow>
            <mo stretchy="false">×</mo>
            <mrow>
              <mfrac>
                <mrow>
                  <mn>1</mn>
                </mrow>
                <msup>
                  <mi>x</mi>
                  <mn>2</mn>
                </msup>
              </mfrac>
            </mrow>
          </mrow>
        </mrow>
      </mrow>
    </mrow>
    <annotation encoding="StarMath 5.0">f(x)={-x^{3} over x^2}+{{3x^2} over x^2}+{{2} over x^2}=-x+{3}+{2} over x^2=-x+{3}+{2} times {{1} over x^2}</annotation>
  </semantics>
</math>
</file>

<file path=Object 8/content.xml><?xml version="1.0" encoding="utf-8"?>
<math xmlns="http://www.w3.org/1998/Math/MathML">
  <semantics>
    <mrow>
      <mi>k</mi>
      <mi>∈</mi>
      <mo stretchy="false">ℝ</mo>
    </mrow>
    <annotation encoding="StarMath 5.0">k∈ setR </annotation>
  </semantics>
</math>
</file>

<file path=Object 80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8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o stretchy="false">−</mo>
            <mrow>
              <mfrac>
                <msup>
                  <mi>x</mi>
                  <mn>2</mn>
                </msup>
                <mrow>
                  <mn>2</mn>
                </mrow>
              </mfrac>
            </mrow>
          </mrow>
          <mo stretchy="false">+</mo>
          <mrow>
            <mn>3</mn>
          </mrow>
        </mrow>
      </mrow>
      <mrow>
        <mrow>
          <mrow>
            <mi>x</mi>
            <mo stretchy="false">+</mo>
            <mrow>
              <mrow>
                <mn>2</mn>
              </mrow>
              <mo stretchy="false">×</mo>
              <mrow>
                <mfrac>
                  <mrow>
                    <mrow>
                      <mo stretchy="false">−</mo>
                      <mn>1</mn>
                    </mrow>
                  </mrow>
                  <mi>x</mi>
                </mfrac>
              </mrow>
            </mrow>
          </mrow>
          <mo stretchy="false">+</mo>
          <mi>c</mi>
        </mrow>
        <mo stretchy="false">=</mo>
        <mrow>
          <mrow>
            <mo stretchy="false">−</mo>
            <mrow>
              <mfrac>
                <msup>
                  <mi>x</mi>
                  <mn>2</mn>
                </msup>
                <mrow>
                  <mn>2</mn>
                </mrow>
              </mfrac>
            </mrow>
          </mrow>
          <mo stretchy="false">+</mo>
          <mrow>
            <mn>3</mn>
          </mrow>
        </mrow>
      </mrow>
      <mrow>
        <mrow>
          <mi>x</mi>
          <mo stretchy="false">−</mo>
          <mfrac>
            <mrow>
              <mn>2</mn>
            </mrow>
            <mi>x</mi>
          </mfrac>
        </mrow>
        <mo stretchy="false">+</mo>
        <mi>c</mi>
      </mrow>
    </mrow>
    <annotation encoding="StarMath 5.0">F(x)=-{x^2 over {2}}+{3}x+{2} times {{-1} over x}+c=-{x^2 over {2}}+{3}x-{2}  over x+c</annotation>
  </semantics>
</math>
</file>

<file path=Object 82/content.xml><?xml version="1.0" encoding="utf-8"?>
<math xmlns="http://www.w3.org/1998/Math/MathML">
  <semantics>
    <mrow>
      <mrow>
        <mi>F</mi>
        <mo stretchy="false">=</mo>
        <mrow>
          <mrow>
            <mo stretchy="false">−</mo>
            <mrow>
              <mfrac>
                <mn>1</mn>
                <mi>u</mi>
              </mfrac>
            </mrow>
          </mrow>
          <mo stretchy="false">+</mo>
          <mi>c</mi>
        </mrow>
      </mrow>
    </mrow>
    <annotation encoding="StarMath 5.0">F=- {1 over u}+c</annotation>
  </semantics>
</math>
</file>

<file path=Object 83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u(x)%notequal {0}</annotation>
  </semantics>
</math>
</file>

<file path=Object 84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 {0}</annotation>
  </semantics>
</math>
</file>

<file path=Object 85/content.xml><?xml version="1.0" encoding="utf-8"?>
<math xmlns="http://www.w3.org/1998/Math/MathML">
  <semantics>
    <mrow>
      <mrow>
        <mi>f</mi>
        <mo stretchy="false">=</mo>
        <mi>u</mi>
      </mrow>
      <mi>'</mi>
      <msup>
        <mi>u</mi>
        <mi>n</mi>
      </msup>
    </mrow>
    <annotation encoding="StarMath 5.0">f=u'u^n</annotation>
  </semantics>
</math>
</file>

<file path=Object 86/content.xml><?xml version="1.0" encoding="utf-8"?>
<math xmlns="http://www.w3.org/1998/Math/MathML">
  <semantics>
    <mrow>
      <mrow>
        <mi>F</mi>
        <mo stretchy="false">=</mo>
        <mrow>
          <mfrac>
            <mrow>
              <mn>1</mn>
            </mrow>
            <mrow>
              <mrow>
                <mi>n</mi>
                <mo stretchy="false">+</mo>
                <mrow>
                  <mn>1</mn>
                </mrow>
              </mrow>
            </mrow>
          </mfrac>
        </mrow>
      </mrow>
      <mrow>
        <msup>
          <mi>u</mi>
          <mrow>
            <mrow>
              <mi>n</mi>
              <mo stretchy="false">+</mo>
              <mrow>
                <mn>1</mn>
              </mrow>
            </mrow>
          </mrow>
        </msup>
        <mo stretchy="false">+</mo>
        <mi>c</mi>
      </mrow>
    </mrow>
    <annotation encoding="StarMath 5.0">F={{1} over {n+{1}}}u^{n+{1}}+c</annotation>
  </semantics>
</math>
</file>

<file path=Object 87/content.xml><?xml version="1.0" encoding="utf-8"?>
<math xmlns="http://www.w3.org/1998/Math/MathML">
  <semantics>
    <mrow>
      <mrow>
        <mi>n</mi>
        <mo stretchy="false">⩾</mo>
        <mrow>
          <mn>1</mn>
        </mrow>
      </mrow>
    </mrow>
    <annotation encoding="StarMath 5.0">n geslant {1}</annotation>
  </semantics>
</math>
</file>

<file path=Object 8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i>n</mi>
        </msup>
      </mrow>
    </mrow>
    <annotation encoding="StarMath 5.0">f(x)=x^n</annotation>
  </semantics>
</math>
</file>

<file path=Object 8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frac>
            <mrow>
              <msup>
                <mi>x</mi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</msup>
            </mrow>
            <mrow>
              <mrow>
                <mi>n</mi>
                <mo stretchy="false">+</mo>
                <mrow>
                  <mn>1</mn>
                </mrow>
              </mrow>
            </mrow>
          </mfrac>
          <mo stretchy="false">+</mo>
          <mi>c</mi>
        </mrow>
      </mrow>
    </mrow>
    <annotation encoding="StarMath 5.0">F(x)={x^{n+{1}}} over {n+{1}}+c</annotation>
  </semantics>
</math>
</file>

<file path=Object 9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G(x)=F(x)+k</annotation>
  </semantics>
</math>
</file>

<file path=Object 90/content.xml><?xml version="1.0" encoding="utf-8"?>
<math xmlns="http://www.w3.org/1998/Math/MathML">
  <semantics>
    <mrow>
      <mrow>
        <mi>n</mi>
        <mo stretchy="false">⩾</mo>
        <mrow>
          <mn>1</mn>
        </mrow>
      </mrow>
    </mrow>
    <annotation encoding="StarMath 5.0">n geslant {1}</annotation>
  </semantics>
</math>
</file>

<file path=Object 91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9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93/content.xml><?xml version="1.0" encoding="utf-8"?>
<math xmlns="http://www.w3.org/1998/Math/MathML">
  <semantics>
    <mrow>
      <mrow>
        <mi>n</mi>
        <mo stretchy="false">⩽</mo>
        <mrow>
          <mo stretchy="false">−</mo>
          <mrow>
            <mn>2</mn>
          </mrow>
        </mrow>
      </mrow>
    </mrow>
    <annotation encoding="StarMath 5.0">n leslant -{2}</annotation>
  </semantics>
</math>
</file>

<file path=Object 94/content.xml><?xml version="1.0" encoding="utf-8"?>
<math xmlns="http://www.w3.org/1998/Math/MathML">
  <semantics>
    <mrow>
      <mrow>
        <mi>n</mi>
        <mo stretchy="false">⩽</mo>
        <mrow>
          <mo stretchy="false">−</mo>
          <mrow>
            <mn>2</mn>
          </mrow>
        </mrow>
      </mrow>
    </mrow>
    <annotation encoding="StarMath 5.0">n leslant -{2}</annotation>
  </semantics>
</math>
</file>

<file path=Object 95/content.xml><?xml version="1.0" encoding="utf-8"?>
<math xmlns="http://www.w3.org/1998/Math/MathML">
  <semantics>
    <mrow>
      <mrow>
        <mi>n</mi>
        <mo stretchy="false">⩾</mo>
        <mrow>
          <mn>1</mn>
        </mrow>
      </mrow>
    </mrow>
    <annotation encoding="StarMath 5.0">n geslant {1}</annotation>
  </semantics>
</math>
</file>

<file path=Object 96/content.xml><?xml version="1.0" encoding="utf-8"?>
<math xmlns="http://www.w3.org/1998/Math/MathML">
  <semantics>
    <mrow>
      <mrow>
        <mi>f</mi>
        <mo stretchy="false">=</mo>
        <mi>u</mi>
      </mrow>
      <mi>'</mi>
      <msup>
        <mi>u</mi>
        <mi>n</mi>
      </msup>
    </mrow>
    <annotation encoding="StarMath 5.0">f=u' u^n</annotation>
  </semantics>
</math>
</file>

<file path=Object 97/content.xml><?xml version="1.0" encoding="utf-8"?>
<math xmlns="http://www.w3.org/1998/Math/MathML">
  <semantics>
    <mrow>
      <mrow>
        <mo stretchy="false">]</mo>
        <mo stretchy="false">−</mo>
        <mrow>
          <mn>1</mn>
        </mrow>
      </mrow>
      <mstyle mathvariant="normal">
        <mrow>
          <mi mathvariant="normal">;</mi>
        </mrow>
      </mstyle>
      <mrow>
        <mn>1</mn>
      </mrow>
      <mo stretchy="false">[</mo>
    </mrow>
    <annotation encoding="StarMath 5.0">\]-{1} nitalic; {1}\[</annotation>
  </semantics>
</math>
</file>

<file path=Object 98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u(x)%notequal {0}</annotation>
  </semantics>
</math>
</file>

<file path=Object 9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n>2</mn>
            </mrow>
            <mi>x</mi>
          </mrow>
          <mrow>
            <msup>
              <mrow>
                <mo stretchy="false">(</mo>
                <mrow>
                  <mrow>
                    <msup>
                      <mi>x</mi>
                      <mn>2</mn>
                    </msup>
                    <mo stretchy="false">−</mo>
                    <mrow>
                      <mn>1</mn>
                    </mrow>
                  </mrow>
                </mrow>
                <mo stretchy="false">)</mo>
              </mrow>
              <mn>2</mn>
            </msup>
          </mrow>
        </mfrac>
      </mrow>
    </mrow>
    <annotation encoding="StarMath 5.0">f(x)={{2}x} over {(x^2-{1})^2}</annotation>
  </semantics>
</math>
</file>